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600000031736913242AC020E3.png" manifest:media-type="image/png"/>
  <manifest:file-entry manifest:full-path="Pictures/1000020100000104000000A412B2D8FD0EECD58B.png" manifest:media-type="image/png"/>
  <manifest:file-entry manifest:full-path="Pictures/100002010000002600000031F9EA2ECBE684BEB5.png" manifest:media-type="image/png"/>
  <manifest:file-entry manifest:full-path="Pictures/10000201000000A8000001201D2F2121BFF13114.png" manifest:media-type="image/png"/>
  <manifest:file-entry manifest:full-path="Pictures/100002010000010000000100AACD6FB2AD65C951.png" manifest:media-type="image/png"/>
  <manifest:file-entry manifest:full-path="Pictures/100021B200009698000054ABB312A649B9EEC188.svg" manifest:media-type="image/svg+xml"/>
  <manifest:file-entry manifest:full-path="Pictures/10000201000000CC000000CC76A48054E278EFE2.png" manifest:media-type="image/png"/>
  <manifest:file-entry manifest:full-path="Pictures/10000201000003AF000002121603788815C5F754.png" manifest:media-type="image/png"/>
  <manifest:file-entry manifest:full-path="Pictures/100000000000002000000020B2FF2A327EABC87D.png" manifest:media-type="image/png"/>
  <manifest:file-entry manifest:full-path="Pictures/100002010000002600000031C5984E18FF1CEFF2.png" manifest:media-type="image/png"/>
  <manifest:file-entry manifest:full-path="Pictures/10000000000001000000010033859AAD85995329.jpg" manifest:media-type="image/jpeg"/>
  <manifest:file-entry manifest:full-path="Pictures/100002010000002000000020854BE73B02F043C1.png" manifest:media-type="image/png"/>
  <manifest:file-entry manifest:full-path="Pictures/10000201000000360000004088D7A8421AFC2066.png" manifest:media-type="image/png"/>
  <manifest:file-entry manifest:full-path="Pictures/1000020100000026000000318844256F6CBF9B30.png" manifest:media-type="image/png"/>
  <manifest:file-entry manifest:full-path="Pictures/100002010000003600000040B005D21E12DB8183.png" manifest:media-type="image/png"/>
  <manifest:file-entry manifest:full-path="Pictures/100002010000019400000126BA267D56519B97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04cm" fo:padding-bottom="0.04cm" fo:padding-left="0.04cm" fo:padding-right="0.0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04cm" fo:padding-bottom="0.04cm" fo:padding-left="0.04cm" fo:padding-right="0.04cm"/>
    </style:style>
    <style:style style:name="gr6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7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9" style:family="graphic" style:parent-style-name="標準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2cm" svg:stroke-color="#6666ff" draw:marker-start-width="0.8cm" draw:marker-end="Arrow" draw:marker-end-width="0.5cm" draw:fill="none" draw:textarea-vertical-align="middle" fo:padding-top="0.1cm" fo:padding-bottom="0.1cm" fo:padding-left="0.1cm" fo:padding-right="0.1cm"/>
    </style:style>
    <style:style style:name="gr11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12" style:family="graphic" style:parent-style-name="標準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3" style:family="graphic" style:parent-style-name="標準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4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15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16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17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18" style:family="graphic" style:parent-style-name="標準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20" style:family="graphic" style:parent-style-name="標準_5f_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1" style:family="graphic" style:parent-style-name="標準_5f_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2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5cm" fo:min-width="2.5cm" fo:padding-top="0.042cm" fo:padding-bottom="0.042cm" fo:padding-left="0.167cm" fo:padding-right="0.167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29" style:family="graphic" style:parent-style-name="塗りつぶしなし線なしオブジェクト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32" style:family="graphic" style:parent-style-name="標準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33" style:family="graphic" style:parent-style-name="標準_5f_3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34" style:family="graphic" style:parent-style-name="標準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01cm"/>
    </style:style>
    <style:style style:name="gr36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991cm"/>
    </style:style>
    <style:style style:name="gr37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501cm"/>
    </style:style>
    <style:style style:name="gr38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9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001cm"/>
    </style:style>
    <style:style style:name="gr40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41" style:family="graphic" style:parent-style-name="標準_5f_3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42" style:family="graphic" style:parent-style-name="標準_5f_3_5f_2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43" style:family="graphic" style:parent-style-name="標準_5f_3_5f_2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44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50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50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51" style:family="graphic" style:parent-style-name="standard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52" style:family="graphic" style:parent-style-name="standard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53" style:family="graphic" style:parent-style-name="standard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54" style:family="graphic" style:parent-style-name="standard">
      <style:graphic-properties draw:stroke="dash" draw:stroke-dash="Fine_20_Dashed" svg:stroke-width="0.081cm" svg:stroke-color="#ffcc00" draw:marker-start-width="0.322cm" draw:marker-end-width="0.322cm" draw:fill="none" draw:textarea-horizontal-align="justify" draw:textarea-vertical-align="top" draw:auto-grow-height="false" fo:min-height="2.124cm" fo:min-width="22.174cm" fo:padding-top="0.066cm" fo:padding-bottom="0.066cm" fo:padding-left="0.191cm" fo:padding-right="0.191cm"/>
    </style:style>
    <style:style style:name="gr55" style:family="graphic" style:parent-style-name="standard">
      <style:graphic-properties draw:stroke="dash" draw:stroke-dash="Fine_20_Dashed" svg:stroke-width="0.081cm" svg:stroke-color="#ccff00" draw:marker-start-width="0.322cm" draw:marker-end-width="0.322cm" draw:fill="none" draw:textarea-horizontal-align="justify" draw:textarea-vertical-align="top" draw:auto-grow-height="false" fo:min-height="2.216cm" fo:min-width="10.766cm" fo:padding-top="0.066cm" fo:padding-bottom="0.066cm" fo:padding-left="0.191cm" fo:padding-right="0.191cm"/>
    </style:style>
    <style:style style:name="gr56" style:family="graphic" style:parent-style-name="standard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216cm" fo:min-width="10.166cm" fo:padding-top="0.066cm" fo:padding-bottom="0.066cm" fo:padding-left="0.191cm" fo:padding-right="0.191cm"/>
    </style:style>
    <style:style style:name="gr57" style:family="graphic" style:parent-style-name="standard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pr1" style:family="presentation" style:parent-style-name="標準-title">
      <style:graphic-properties draw:auto-grow-height="true" fo:min-height="1.94cm"/>
    </style:style>
    <style:style style:name="pr2" style:family="presentation" style:parent-style-name="標準-subtitle">
      <style:graphic-properties draw:fill-color="#ffffff" fo:min-height="17.358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_20_2_5f_-outline1">
      <style:graphic-properties draw:textarea-vertical-align="middle" draw:fit-to-size="false" fo:min-height="11.93cm"/>
    </style:style>
    <style:style style:name="pr5" style:family="presentation" style:parent-style-name="標準_20_2_5f_-notes">
      <style:graphic-properties draw:fill-color="#ffffff" fo:min-height="13.364cm"/>
    </style:style>
    <style:style style:name="pr6" style:family="presentation" style:parent-style-name="標準-outline1">
      <style:graphic-properties draw:fill="solid" draw:fill-color="#000000" draw:opacity="70%" draw:textarea-vertical-align="middle" draw:fit-to-size="false" fo:min-height="11.93cm" draw:shadow-opacity="70%"/>
    </style:style>
    <style:style style:name="pr7" style:family="presentation" style:parent-style-name="標準_20_1-outline1">
      <style:graphic-properties draw:textarea-vertical-align="middle" draw:fit-to-size="false" fo:min-height="11.93cm"/>
    </style:style>
    <style:style style:name="pr8" style:family="presentation" style:parent-style-name="標準_20_1-notes">
      <style:graphic-properties draw:fill-color="#ffffff" draw:auto-grow-height="true" fo:min-height="13.364cm"/>
    </style:style>
    <style:style style:name="pr9" style:family="presentation" style:parent-style-name="標準-subtitle">
      <style:graphic-properties draw:fill-color="#ffffff" fo:min-height="16.306cm"/>
    </style:style>
    <style:style style:name="pr10" style:family="presentation" style:parent-style-name="標準-title">
      <style:graphic-properties fo:min-height="1.94cm"/>
    </style:style>
    <style:style style:name="pr11" style:family="presentation" style:parent-style-name="標準-outline1">
      <style:graphic-properties draw:fit-to-size="false" fo:min-height="11.93cm"/>
    </style:style>
    <style:style style:name="pr12" style:family="presentation" style:parent-style-name="標準-outline1">
      <style:graphic-properties draw:textarea-vertical-align="top" fo:min-height="11.93cm"/>
    </style:style>
    <style:style style:name="pr13" style:family="presentation" style:parent-style-name="標準-notes">
      <style:graphic-properties draw:fill-color="#ffffff" fo:min-height="13.364cm"/>
    </style:style>
    <style:style style:name="pr14" style:family="presentation" style:parent-style-name="標準-outline1">
      <style:graphic-properties draw:fit-to-size="false" fo:min-height="11.929cm"/>
    </style:style>
    <style:style style:name="P1" style:family="paragraph">
      <loext:graphic-properties draw:fill-color="#ffffff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000000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NTモトヤ明朝6KP" fo:font-size="92.1999969482422pt" fo:font-weight="normal" style:font-name-asian="NTモトヤ明朝6KP" style:font-size-asian="92.1999969482422pt" style:font-weight-asian="normal" style:font-size-complex="92.1999969482422pt" style:font-weight-complex="normal"/>
    </style:style>
    <style:style style:name="P7" style:family="paragraph">
      <style:paragraph-properties fo:line-height="100%"/>
    </style:style>
    <style:style style:name="P8" style:family="paragraph">
      <loext:graphic-properties draw:fill-color="#ffffff"/>
      <style:paragraph-properties fo:line-height="100%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0000" draw:opacity="70%"/>
      <style:paragraph-properties fo:text-align="start"/>
      <style:text-properties fo:color="#ffffff" style:font-name="NTモトヤ明朝6KP2" fo:font-size="92.1999969482422pt" fo:font-weight="normal" style:font-name-asian="NTモトヤ明朝6KP2" style:font-size-asian="92.1999969482422pt" style:font-weight-asian="normal" style:font-size-complex="92.1999969482422pt" style:font-weight-complex="normal"/>
    </style:style>
    <style:style style:name="P11" style:family="paragraph">
      <loext:graphic-properties draw:fill-color="#ffffff"/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382cm" fo:margin-bottom="0.1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-color="#ffffff"/>
      <style:text-properties style:font-size-asian="22.7999992370605pt"/>
    </style:style>
    <style:style style:name="P16" style:family="paragraph">
      <loext:graphic-properties draw:fill-color="#ffffff"/>
      <style:text-properties style:font-name="NTモトヤ明朝6KP2" fo:font-size="88pt" style:font-name-asian="NTモトヤ明朝6KP2" style:font-size-asian="88pt" style:font-size-complex="88pt"/>
    </style:style>
    <style:style style:name="P17" style:family="paragraph">
      <style:text-properties style:font-name="NTモトヤ明朝6KP2" fo:font-size="66pt" style:font-name-asian="NTモトヤ明朝6KP2" style:font-size-asian="66pt" style:font-size-complex="66pt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text-properties style:font-name="EPSON 太明朝体Ｂ1" fo:font-size="18pt" fo:font-style="italic" style:font-name-asian="EPSON 太明朝体Ｂ1" style:font-style-asian="italic" style:font-style-complex="italic"/>
    </style:style>
    <style:style style:name="P20" style:family="paragraph">
      <loext:graphic-properties draw:fill="none" draw:fill-color="#ffffff"/>
      <style:paragraph-properties fo:text-align="start"/>
      <style:text-properties style:font-name="NTモトヤ明朝6" fo:font-size="18pt" fo:font-style="normal" style:font-name-asian="EPSON 太明朝体Ｂ1" style:font-style-asian="normal" style:font-style-complex="normal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  <style:text-properties fo:color="#808080" fo:font-size="18pt" fo:font-style="italic" style:font-style-asian="italic" style:font-style-complex="italic"/>
    </style:style>
    <style:style style:name="P23" style:family="paragraph">
      <loext:graphic-properties draw:fill="none"/>
      <style:paragraph-properties fo:text-align="center"/>
      <style:text-properties fo:color="#6666ff"/>
    </style:style>
    <style:style style:name="P24" style:family="paragraph">
      <loext:graphic-properties draw:fill="none" draw:fill-color="#ffffff"/>
      <style:text-properties fo:color="#6666ff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/>
      <style:paragraph-properties fo:text-align="center"/>
      <style:text-properties fo:color="#000000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>
      <loext:graphic-properties draw:fill="none"/>
      <style:paragraph-properties fo:text-align="center"/>
      <style:text-properties fo:color="#6666ff" fo:font-size="18pt" fo:font-style="italic" style:font-style-asian="italic" style:font-style-complex="italic"/>
    </style:style>
    <style:style style:name="P28" style:family="paragraph">
      <loext:graphic-properties draw:fill="none"/>
      <style:paragraph-properties fo:text-align="center"/>
      <style:text-properties fo:color="#ff99ff" fo:font-size="18pt" fo:font-style="italic" style:font-style-asian="italic" style:font-style-complex="italic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  <style:text-properties style:font-size-asian="18pt"/>
    </style:style>
    <style:style style:name="P31" style:family="paragraph">
      <loext:graphic-properties draw:fill-color="#ffffff"/>
      <style:paragraph-properties fo:text-align="center"/>
      <style:text-properties fo:font-size="18pt"/>
    </style:style>
    <style:style style:name="P32" style:family="paragraph">
      <loext:graphic-properties draw:fill-color="#ffffff"/>
      <style:paragraph-properties fo:text-align="center"/>
      <style:text-properties style:font-size-asian="18pt"/>
    </style:style>
    <style:style style:name="P33" style:family="paragraph">
      <loext:graphic-properties draw:fill="none"/>
      <style:paragraph-properties fo:text-align="center"/>
      <style:text-properties fo:color="#6666ff" fo:font-size="18pt" fo:font-style="italic" style:font-size-asian="18pt" style:font-style-asian="italic" style:font-style-complex="italic"/>
    </style:style>
    <style:style style:name="P34" style:family="paragraph">
      <loext:graphic-properties draw:fill="none"/>
      <style:paragraph-properties fo:text-align="center"/>
      <style:text-properties fo:color="#ff99ff" fo:font-size="18pt" fo:font-style="italic" style:font-size-asian="18pt" style:font-style-asian="italic" style:font-style-complex="italic"/>
    </style:style>
    <style:style style:name="P35" style:family="paragraph">
      <loext:graphic-properties draw:fill="none" draw:fill-color="#ffffff"/>
      <style:text-properties style:font-name="EPSON 太明朝体Ｂ1" fo:font-style="italic" style:font-name-asian="EPSON 太明朝体Ｂ1" style:font-style-asian="italic" style:font-style-complex="italic"/>
    </style:style>
    <style:style style:name="P36" style:family="paragraph">
      <loext:graphic-properties draw:fill="none" draw:fill-color="#ffffff"/>
      <style:paragraph-properties fo:text-align="start"/>
      <style:text-properties style:font-name="NTモトヤ明朝6" fo:font-style="normal" style:font-name-asian="EPSON 太明朝体Ｂ1" style:font-style-asian="normal" style:font-style-complex="normal"/>
    </style:style>
    <style:style style:name="P37" style:family="paragraph">
      <loext:graphic-properties draw:fill="none"/>
      <style:paragraph-properties fo:text-align="center"/>
      <style:text-properties fo:color="#808080" fo:font-style="italic" style:font-style-asian="italic" style:font-style-complex="italic"/>
    </style:style>
    <style:style style:name="P38" style:family="paragraph">
      <loext:graphic-properties draw:fill="none"/>
      <style:paragraph-properties fo:text-align="center"/>
      <style:text-properties fo:color="#9999ff" fo:font-style="italic" style:font-style-asian="italic" style:font-style-complex="italic"/>
    </style:style>
    <style:style style:name="P39" style:family="paragraph">
      <loext:graphic-properties draw:fill="none"/>
      <style:paragraph-properties fo:text-align="center"/>
      <style:text-properties fo:color="#ff99ff" fo:font-style="italic" style:font-style-asian="italic" style:font-style-complex="italic"/>
    </style:style>
    <style:style style:name="P40" style:family="paragraph">
      <loext:graphic-properties draw:fill="none"/>
      <style:paragraph-properties fo:text-align="center"/>
      <style:text-properties fo:color="#ffcc00" fo:font-style="italic" style:font-style-asian="italic" style:font-style-complex="italic"/>
    </style:style>
    <style:style style:name="P41" style:family="paragraph">
      <loext:graphic-properties draw:fill="none"/>
      <style:paragraph-properties fo:text-align="center"/>
      <style:text-properties fo:color="#ccff00" fo:font-style="italic" fo:background-color="#ccff00" style:font-style-asian="italic" style:font-style-complex="italic"/>
    </style:style>
    <style:style style:name="P42" style:family="paragraph">
      <loext:graphic-properties draw:fill="none"/>
      <style:paragraph-properties fo:text-align="center"/>
      <style:text-properties fo:color="#ff99ff" fo:font-style="italic" fo:background-color="#ccff00" style:font-style-asian="italic" style:font-style-complex="italic"/>
    </style:style>
    <style:style style:name="T1" style:family="text">
      <style:text-properties style:font-name="NTモトヤ明朝6KP2" fo:font-size="60pt" style:font-name-asian="NTモトヤ明朝6KP2" style:font-size-asian="60pt" style:font-size-complex="60pt"/>
    </style:style>
    <style:style style:name="T2" style:family="text">
      <style:text-properties style:font-name="EPSON 太明朝体Ｂ1" fo:font-size="60pt" style:font-name-asian="EPSON 太明朝体Ｂ1" style:font-size-asian="60pt" style:font-size-complex="60pt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NTモトヤ明朝6KP" fo:font-size="72pt" style:font-name-asian="NTモトヤ明朝6KP" style:font-size-asian="72pt" style:font-size-complex="72pt"/>
    </style:style>
    <style:style style:name="T5" style:family="text">
      <style:text-properties style:font-name="EPSON 太明朝体Ｂ1" fo:font-size="72pt" style:font-name-asian="EPSON 太明朝体Ｂ1" style:font-size-asian="72pt" style:font-size-complex="72pt"/>
    </style:style>
    <style:style style:name="T6" style:family="text">
      <style:text-properties fo:color="#ff3333" style:text-line-through-style="solid" style:text-line-through-type="single" style:font-name="NTモトヤ明朝6KP2" fo:font-size="60pt" style:font-name-asian="NTモトヤ明朝6KP2" style:font-size-asian="60pt" style:font-size-complex="60pt"/>
    </style:style>
    <style:style style:name="T7" style:family="text">
      <style:text-properties fo:color="#ff3333" style:font-name="NTモトヤ明朝6KP2" fo:font-size="60pt" style:font-name-asian="NTモトヤ明朝6KP2" style:font-size-asian="60pt" style:font-size-complex="60pt"/>
    </style:style>
    <style:style style:name="T8" style:family="text">
      <style:text-properties fo:color="#ffffff" style:font-name="NTモトヤ明朝6KP2" fo:font-size="72pt" style:font-name-asian="NTモトヤ明朝6KP2" style:font-size-asian="72pt" style:font-size-complex="72pt"/>
    </style:style>
    <style:style style:name="T9" style:family="text">
      <style:text-properties style:font-name="NTモトヤ明朝6KP2" fo:font-size="126.5pt" style:font-name-asian="NTモトヤ明朝6KP2" style:font-size-asian="126.5pt" style:font-size-complex="126.5pt"/>
    </style:style>
    <style:style style:name="T10" style:family="text">
      <style:text-properties style:font-name="NTモトヤ明朝6KP" fo:font-size="112.699996948242pt" style:font-name-asian="NTモトヤ明朝6KP" style:font-size-asian="112.699996948242pt" style:font-size-complex="112.699996948242pt"/>
    </style:style>
    <style:style style:name="T11" style:family="text"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T12" style:family="text">
      <style:text-properties fo:color="#990000" style:font-name="NTモトヤ明朝6KP2" fo:font-size="113.900001525879pt" style:font-name-asian="NTモトヤ明朝6KP2" style:font-size-asian="113.900001525879pt" style:font-size-complex="113.900001525879pt"/>
    </style:style>
    <style:style style:name="T13" style:family="text">
      <style:text-properties fo:color="#000000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666ff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EPSON 太明朝体Ｂ2" fo:font-size="48pt" fo:font-weight="normal" style:font-name-asian="EPSON 太明朝体Ｂ2" style:font-size-asian="48pt" style:font-weight-asian="normal" style:font-size-complex="48pt" style:font-weight-complex="normal"/>
    </style:style>
    <style:style style:name="T17" style:family="text">
      <style:text-properties fo:color="#ffffff" style:font-name="NTモトヤ明朝6KP2" fo:font-size="80pt" style:font-name-asian="NTモトヤ明朝6KP2" style:font-size-asian="80pt" style:font-size-complex="80pt"/>
    </style:style>
    <style:style style:name="T18" style:family="text">
      <style:text-properties style:font-name="NTモトヤ明朝6KP2" fo:font-size="88pt" style:font-name-asian="NTモトヤ明朝6KP2" style:font-size-asian="88pt" style:font-size-complex="88pt"/>
    </style:style>
    <style:style style:name="T19" style:family="text">
      <style:text-properties style:font-name="NTモトヤ明朝6KP2" fo:font-size="44pt" style:font-name-asian="NTモトヤ明朝6KP2" style:font-size-asian="44pt" style:font-size-complex="44pt"/>
    </style:style>
    <style:style style:name="T20" style:family="text">
      <style:text-properties style:font-name="NTモトヤ明朝6KP2" fo:font-size="48pt" style:font-name-asian="NTモトヤ明朝6KP2" style:font-size-asian="48pt" style:font-size-complex="48pt"/>
    </style:style>
    <style:style style:name="T21" style:family="text">
      <style:text-properties style:font-name="EPSON 太明朝体Ｂ1" fo:font-size="32pt" fo:font-style="italic" style:font-name-asian="EPSON 太明朝体Ｂ1" style:font-size-asian="32pt" style:font-style-asian="italic" style:font-size-complex="32pt" style:font-style-complex="italic"/>
    </style:style>
    <style:style style:name="T22" style:family="text">
      <style:text-properties style:font-name="EPSON 太明朝体Ｂ1" fo:font-size="18pt" fo:font-style="italic" style:font-name-asian="EPSON 太明朝体Ｂ1" style:font-style-asian="italic" style:font-style-complex="italic"/>
    </style:style>
    <style:style style:name="T23" style:family="text">
      <style:text-properties style:font-name="NTモトヤ明朝6" fo:font-size="32pt" fo:font-style="normal" style:font-name-asian="EPSON 太明朝体Ｂ1" style:font-size-asian="32pt" style:font-style-asian="normal" style:font-size-complex="32pt" style:font-style-complex="normal"/>
    </style:style>
    <style:style style:name="T24" style:family="text">
      <style:text-properties fo:color="#808080" fo:font-size="15pt" fo:font-style="italic" style:font-size-asian="15pt" style:font-style-asian="italic" style:font-size-complex="15pt" style:font-style-complex="italic"/>
    </style:style>
    <style:style style:name="T25" style:family="text">
      <style:text-properties fo:color="#6666ff"/>
    </style:style>
    <style:style style:name="T26" style:family="text">
      <style:text-properties fo:color="#6666ff" fo:font-size="14pt" style:font-size-asian="14pt" style:font-size-complex="14pt"/>
    </style:style>
    <style:style style:name="T27" style:family="text">
      <style:text-properties style:font-name="NTモトヤ明朝6KP2" fo:font-size="24pt" style:font-name-asian="NTモトヤ明朝6KP2" style:font-size-asian="24pt" style:font-size-complex="24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000000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0" style:family="text">
      <style:text-properties fo:color="#6666ff" fo:font-size="15pt" fo:font-style="italic" style:font-size-asian="15pt" style:font-style-asian="italic" style:font-size-complex="15pt" style:font-style-complex="italic"/>
    </style:style>
    <style:style style:name="T31" style:family="text">
      <style:text-properties fo:color="#ff99ff" fo:font-size="15pt" fo:font-style="italic" style:font-size-asian="15pt" style:font-style-asian="italic" style:font-size-complex="15pt" style:font-style-complex="italic"/>
    </style:style>
    <style:style style:name="T32" style:family="text">
      <style:text-properties fo:color="#ffffff" style:font-name="NTモトヤ明朝6KP2" fo:font-size="36pt" style:font-name-asian="NTモトヤ明朝6KP2" style:font-size-asian="36pt" style:font-size-complex="36pt"/>
    </style:style>
    <style:style style:name="T33" style:family="text">
      <style:text-properties style:font-name="EPSON 太明朝体Ｂ1" fo:font-size="48pt" style:font-name-asian="EPSON 太明朝体Ｂ1" style:font-size-asian="48pt" style:font-size-complex="48pt"/>
    </style:style>
    <style:style style:name="T34" style:family="text">
      <style:text-properties style:font-name="EPSON 太明朝体Ｂ1" fo:font-style="italic" style:font-name-asian="EPSON 太明朝体Ｂ1" style:font-style-asian="italic" style:font-style-complex="italic"/>
    </style:style>
    <style:style style:name="T35" style:family="text">
      <style:text-properties fo:color="#9999ff" fo:font-size="15pt" fo:font-style="italic" style:font-size-asian="15pt" style:font-style-asian="italic" style:font-size-complex="15pt" style:font-style-complex="italic"/>
    </style:style>
    <style:style style:name="T36" style:family="text">
      <style:text-properties fo:color="#ffcc00" fo:font-size="15pt" fo:font-style="italic" style:font-size-asian="15pt" style:font-style-asian="italic" style:font-size-complex="15pt" style:font-style-complex="italic"/>
    </style:style>
    <style:style style:name="T37" style:family="text">
      <style:text-properties fo:color="#ccff00" fo:font-size="15pt" fo:font-style="italic" style:font-size-asian="15pt" style:font-style-asian="italic" style:font-size-complex="15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><text:span text:style-name="T1">10</text:span><text:span text:style-name="T1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draw:style-name="gr1" draw:text-style-name="P3" draw:layer="layout" svg:width="4.585cm" svg:height="1.122cm" svg:x="22.837cm" svg:y="19.423cm">
          <draw:text-box>
            <text:p text:style-name="P2"><text:span text:style-name="T3">Ver 0.</text:span><text:span text:style-name="T3">０</text:span><text:span text:style-name="T3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_20_2_5f_" presentation:presentation-page-layout-name="AL2T1">
        <office:forms form:automatic-focus="false" form:apply-design-mode="false"/>
        <draw:frame presentation:style-name="pr4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早速ですが…</text:span></text:p>
                <text:p text:style-name="P5"><text:span text:style-name="T5">訂</text:span><text:span text:style-name="T4">正を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8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8">すいません</text:span><text:span text:style-name="T8"><text:line-break/></text:span><text:span text:style-name="T8">願望からか</text:span></text:p>
                <text:p text:style-name="P9"><text:span text:style-name="T8">サバ読んでました！</text:span><text:span text:style-name="T8"><text:line-break/></text:span><text:span text:style-name="T8">（意外と年取ってたｗ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8cm" svg:y="0cm" presentation:class="outline" presentation:user-transformed="true">
          <draw:text-box>
            <text:list text:style-name="L4">
              <text:list-header>
                <text:p text:style-name="P5"><text:span text:style-name="T4">本日は</text:span></text:p>
                <text:p text:style-name="P5"><text:span text:style-name="T4">「在る老害の仕事歴」</text:span></text:p>
                <text:p text:style-name="P5"><text:span text:style-name="T4">について、</text:span></text:p>
                <text:p text:style-name="P5"><text:span text:style-name="T4">当人の感想文を</text:span></text:p>
                <text:p text:style-name="P5"><text:span text:style-name="T4">発表するものです</text:span></text:p>
                <text:p text:style-name="P5"><text:span text:style-name="T4">（「プログラマと</text:span><text:span text:style-name="T5">環</text:span><text:span text:style-name="T4">境」</text:span><text:span text:style-name="T4"><text:line-break/></text:span><text:span text:style-name="T4">という視点から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どういうことよ？</text:p>
          </draw:text-box>
        </draw:frame>
        <draw:frame presentation:style-name="pr2" draw:text-style-name="P8" draw:layer="layout" svg:width="25.6cm" svg:height="17.358cm" svg:x="1.3cm" svg:y="2.365cm">
          <draw:text-box>
            <text:p text:style-name="P7"><text:span text:style-name="T9">ちょい待ち！</text:span><text:span text:style-name="T9"><text:line-break/></text:span><text:span text:style-name="T9">「得るモン」</text:span></text:p>
            <text:p text:style-name="P7"><text:span text:style-name="T9">何よ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知らん！</text:span></text:p>
                <text:p text:style-name="P5"><text:span text:style-name="T10">自分で「何か」</text:span></text:p>
                <text:p text:style-name="P5"><text:span text:style-name="T10">持ってけ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7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０</text:p>
          </draw:text-box>
        </draw:frame>
        <draw:frame presentation:style-name="pr9" draw:text-style-name="P11" draw:layer="layout" svg:width="25.6cm" svg:height="16.306cm" svg:x="1.3cm" svg:y="2.4cm" presentation:class="subtitle" presentation:user-transformed="true">
          <draw:text-box>
            <text:p><text:span text:style-name="T11">お前、</text:span></text:p>
            <text:p><text:span text:style-name="T12">だれ</text:span><text:span text:style-name="T11">やね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3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自己紹介</text:p>
          </draw:text-box>
        </draw:frame>
        <draw:frame draw:style-name="gr3" draw:text-style-name="P12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1" draw:text-style-name="P13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3"><text:span text:style-name="T13">通称</text:span><text:span text:style-name="T13">:</text:span><text:span text:style-name="T13">みうみう</text:span><text:span text:style-name="T13">,</text:span><text:span text:style-name="T13">「なんで来たん？」氏</text:span></text:p>
              </text:list-item>
              <text:list-item>
                <text:p text:style-name="P13"><text:span text:style-name="T13">Twitter:</text:span><text:span text:style-name="T13"><text:a xlink:href="https://twitter.com/kazuhito_m" xlink:type="simple">@kazuhito_m</text:a></text:span></text:p>
              </text:list-item>
              <text:list-item>
                <text:p text:style-name="P13"><text:span text:style-name="T13">Github:</text:span><text:span text:style-name="T13"><text:a xlink:href="https://github.com/kazuhito-m" xlink:type="simple">kazuhito-m</text:a></text:span></text:p>
              </text:list-item>
              <text:list-item>
                <text:p text:style-name="P13"><text:span text:style-name="T13">老害度</text:span><text:span text:style-name="T13">:38</text:span><text:span text:style-name="T13">歳、独身、意識低い系</text:span></text:p>
              </text:list-item>
              <text:list-item>
                <text:p text:style-name="P13"><text:span text:style-name="T13">職業</text:span><text:span text:style-name="T13">:</text:span><text:span text:style-name="T13">プログラマ</text:span><text:span text:style-name="T13">(SIer</text:span><text:span text:style-name="T13">、ビジネスアプリ属</text:span><text:span text:style-name="T13">),</text:span><text:span text:style-name="T14">自動化大好きおじさん</text:span></text:p>
                <text:list>
                  <text:list-item>
                    <text:p><text:span text:style-name="T15">フリーランス</text:span><text:span text:style-name="T15">,</text:span><text:span text:style-name="T15">屋号「みうらさんとこ」</text:span></text:p>
                  </text:list-item>
                </text:list>
              </text:list-item>
              <text:list-item>
                <text:p text:style-name="P13"><text:span text:style-name="T13">好きなもの</text:span><text:span text:style-name="T13">:</text:span><text:span text:style-name="T13">自動化</text:span><text:span text:style-name="T13">,</text:span><text:span text:style-name="T13">「継続的なんとか」</text:span></text:p>
                <text:list>
                  <text:list-item>
                    <text:p><text:span text:style-name="T15">CI/CD</text:span><text:span text:style-name="T15">とか大好物</text:span></text:p>
                  </text:list-item>
                  <text:list-item>
                    <text:p><text:span text:style-name="T15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6">三浦 一仁</text:span><text:span text:style-name="T16">(</text:span><text:span text:style-name="T16">ミウラ カズヒト</text:span><text:span text:style-name="T16">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3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自己紹介</text:p>
          </draw:text-box>
        </draw:frame>
        <draw:frame draw:style-name="gr3" draw:text-style-name="P12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1" draw:text-style-name="P13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3"><text:span text:style-name="T13">通称</text:span><text:span text:style-name="T13">:</text:span><text:span text:style-name="T13">みうみう</text:span><text:span text:style-name="T13">,</text:span><text:span text:style-name="T13">「なんで来たん？」氏</text:span></text:p>
              </text:list-item>
              <text:list-item>
                <text:p text:style-name="P13"><text:span text:style-name="T13">Twitter:</text:span><text:span text:style-name="T13"><text:a xlink:href="https://twitter.com/kazuhito_m" xlink:type="simple">@kazuhito_m</text:a></text:span></text:p>
              </text:list-item>
              <text:list-item>
                <text:p text:style-name="P13"><text:span text:style-name="T13">Github:</text:span><text:span text:style-name="T13"><text:a xlink:href="https://github.com/kazuhito-m" xlink:type="simple">kazuhito-m</text:a></text:span></text:p>
              </text:list-item>
              <text:list-item>
                <text:p text:style-name="P13"><text:span text:style-name="T13">老害度</text:span><text:span text:style-name="T13">:38</text:span><text:span text:style-name="T13">歳、独身、意識低い系</text:span></text:p>
              </text:list-item>
              <text:list-item>
                <text:p text:style-name="P13"><text:span text:style-name="T13">職業</text:span><text:span text:style-name="T13">:</text:span><text:span text:style-name="T13">プログラマ</text:span><text:span text:style-name="T13">(SIer</text:span><text:span text:style-name="T13">、ビジネスアプリ属</text:span><text:span text:style-name="T13">),</text:span><text:span text:style-name="T14">自動化大好きおじさん</text:span></text:p>
                <text:list>
                  <text:list-item>
                    <text:p><text:span text:style-name="T15">フリーランス</text:span><text:span text:style-name="T15">,</text:span><text:span text:style-name="T15">屋号「みうらさんとこ」</text:span></text:p>
                  </text:list-item>
                </text:list>
              </text:list-item>
              <text:list-item>
                <text:p text:style-name="P13"><text:span text:style-name="T13">好きなもの</text:span><text:span text:style-name="T13">:</text:span><text:span text:style-name="T13">自動化</text:span><text:span text:style-name="T13">,</text:span><text:span text:style-name="T13">「継続的なんとか」</text:span></text:p>
                <text:list>
                  <text:list-item>
                    <text:p><text:span text:style-name="T15">CI/CD</text:span><text:span text:style-name="T15">とか大好物</text:span></text:p>
                  </text:list-item>
                  <text:list-item>
                    <text:p><text:span text:style-name="T15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6">三浦 一仁</text:span><text:span text:style-name="T16">(</text:span><text:span text:style-name="T16">ミウラ カズヒト</text:span><text:span text:style-name="T16">)</text:span></text:p>
              </text:list-header>
            </text:list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17">”</text:span><text:span text:style-name="T17">昔話大好きおじさん”</text:span><text:span text:style-name="T17"><text:line-break/></text:span><text:span text:style-name="T17">で良いです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1</text:p>
          </draw:text-box>
        </draw:frame>
        <draw:frame presentation:style-name="pr9" draw:text-style-name="P16" draw:layer="layout" svg:width="25.6cm" svg:height="16.306cm" svg:x="1.3cm" svg:y="2.4cm" presentation:class="subtitle" presentation:user-transformed="true">
          <draw:text-box>
            <text:p><text:span text:style-name="T18">話しをしよう</text:span><text:span text:style-name="T18"><text:line-break/></text:span><text:span text:style-name="T19">あれは今から</text:span><text:span text:style-name="T19"><text:line-break/></text:span><text:span text:style-name="T19">18</text:span><text:span text:style-name="T19">年前だったか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時は1997年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header>
                <text:p><text:span text:style-name="T20">1997</text:span><text:span text:style-name="T20">年</text:span></text:p>
                <text:p><text:span text:style-name="T20">みうらさん、社会人になりました。</text:span></text:p>
              </text:list-header>
              <text:list-item>
                <text:p><text:span text:style-name="T20">50</text:span><text:span text:style-name="T20">人程度のギョームアプリ作る会社</text:span></text:p>
              </text:list-item>
              <text:list-item>
                <text:p><text:span text:style-name="T20">入社当初は</text:span><text:span text:style-name="T20">OJT</text:span><text:span text:style-name="T20">でプログラマ</text:span></text:p>
                <text:list>
                  <text:list-item>
                    <text:p><text:span text:style-name="T20">OO</text:span><text:span text:style-name="T20">な設計のクラサバアプリを</text:span><text:span text:style-name="T20">VB6</text:span><text:span text:style-name="T20">で作って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6" draw:text-style-name="P19" draw:layer="layout" svg:width="4.4cm" svg:height="1.386cm" svg:x="-0.2cm" svg:y="2.245cm">
          <draw:text-box>
            <text:p><text:span text:style-name="T21">1998</text:span><text:span text:style-name="T22">年頃</text:span></text:p>
          </draw:text-box>
        </draw:frame>
        <draw:frame draw:style-name="gr6" draw:text-style-name="P19" draw:layer="layout" svg:width="4.4cm" svg:height="1.386cm" svg:x="0cm" svg:y="6.119cm">
          <draw:text-box>
            <text:p><text:span text:style-name="T21">2001</text:span><text:span text:style-name="T22">年頃</text:span></text:p>
          </draw:text-box>
        </draw:frame>
        <draw:frame draw:style-name="gr7" draw:text-style-name="P19" draw:layer="layout" svg:width="5cm" svg:height="1.4cm" svg:x="0cm" svg:y="9.4cm">
          <draw:text-box>
            <text:p><text:span text:style-name="T21">2005</text:span><text:span text:style-name="T22">年頃</text:span></text:p>
          </draw:text-box>
        </draw:frame>
        <draw:frame draw:style-name="gr6" draw:text-style-name="P20" draw:layer="layout" svg:width="2.4cm" svg:height="1.386cm" svg:x="9.2cm" svg:y="2.245cm">
          <draw:text-box>
            <text:p text:style-name="P9"><text:span text:style-name="T23">MS</text:span></text:p>
          </draw:text-box>
        </draw:frame>
        <draw:frame draw:style-name="gr8" draw:text-style-name="P20" draw:layer="layout" svg:width="11.8cm" svg:height="1.407cm" svg:x="17cm" svg:y="2.219cm">
          <draw:text-box>
            <text:p text:style-name="P9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6" draw:text-style-name="P19" draw:layer="layout" svg:width="4.4cm" svg:height="1.386cm" svg:x="0cm" svg:y="12.4cm">
          <draw:text-box>
            <text:p><text:span text:style-name="T21">2010</text:span><text:span text:style-name="T22">年頃</text:span></text:p>
          </draw:text-box>
        </draw:frame>
        <draw:frame draw:style-name="gr6" draw:text-style-name="P19" draw:layer="layout" svg:width="4.4cm" svg:height="1.386cm" svg:x="0cm" svg:y="15.2cm">
          <draw:text-box>
            <text:p><text:span text:style-name="T21">2013</text:span><text:span text:style-name="T22">年頃</text:span></text:p>
          </draw:text-box>
        </draw:frame>
        <draw:frame draw:style-name="gr6" draw:text-style-name="P19" draw:layer="layout" svg:width="4.4cm" svg:height="1.386cm" svg:x="0cm" svg:y="18.2cm">
          <draw:text-box>
            <text:p><text:span text:style-name="T21">2015</text:span><text:span text:style-name="T22">年頃</text:span></text:p>
          </draw:text-box>
        </draw:frame>
        <draw:frame draw:style-name="gr9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0" draw:text-style-name="P12" draw:layer="layout" svg:x1="5.5cm" svg:y1="3.963cm" svg:x2="5.478cm" svg:y2="6.8cm">
          <text:p/>
        </draw:line>
        <draw:frame draw:style-name="gr11" draw:text-style-name="P21" draw:layer="layout" svg:width="7.8cm" svg:height="1.102cm" svg:x="8cm" svg:y="5cm">
          <draw:text-box>
            <text:p/>
          </draw:text-box>
        </draw:frame>
        <draw:custom-shape draw:style-name="gr12" draw:text-style-name="P22" draw:layer="layout" svg:width="11.4cm" svg:height="2.774cm" svg:x="4.6cm" svg:y="3.626cm">
          <text:p text:style-name="P5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13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15" draw:text-style-name="P19" draw:layer="layout" svg:width="4.4cm" svg:height="1.386cm" svg:x="-0.2cm" svg:y="2.245cm">
          <draw:text-box>
            <text:p><text:span text:style-name="T21">1998</text:span><text:span text:style-name="T22">年頃</text:span></text:p>
          </draw:text-box>
        </draw:frame>
        <draw:frame draw:style-name="gr15" draw:text-style-name="P19" draw:layer="layout" svg:width="4.4cm" svg:height="1.386cm" svg:x="0cm" svg:y="6.119cm">
          <draw:text-box>
            <text:p><text:span text:style-name="T21">2001</text:span><text:span text:style-name="T22">年頃</text:span></text:p>
          </draw:text-box>
        </draw:frame>
        <draw:frame draw:style-name="gr16" draw:text-style-name="P19" draw:layer="layout" svg:width="5cm" svg:height="1.4cm" svg:x="0cm" svg:y="9.4cm">
          <draw:text-box>
            <text:p><text:span text:style-name="T21">2005</text:span><text:span text:style-name="T22">年頃</text:span></text:p>
          </draw:text-box>
        </draw:frame>
        <draw:frame draw:style-name="gr15" draw:text-style-name="P20" draw:layer="layout" svg:width="2.4cm" svg:height="1.386cm" svg:x="9.2cm" svg:y="2.245cm">
          <draw:text-box>
            <text:p text:style-name="P9"><text:span text:style-name="T23">MS</text:span></text:p>
          </draw:text-box>
        </draw:frame>
        <draw:frame draw:style-name="gr17" draw:text-style-name="P20" draw:layer="layout" svg:width="11.8cm" svg:height="1.407cm" svg:x="17cm" svg:y="2.219cm">
          <draw:text-box>
            <text:p text:style-name="P9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15" draw:text-style-name="P19" draw:layer="layout" svg:width="4.4cm" svg:height="1.386cm" svg:x="0cm" svg:y="12.4cm">
          <draw:text-box>
            <text:p><text:span text:style-name="T21">2010</text:span><text:span text:style-name="T22">年頃</text:span></text:p>
          </draw:text-box>
        </draw:frame>
        <draw:frame draw:style-name="gr15" draw:text-style-name="P19" draw:layer="layout" svg:width="4.4cm" svg:height="1.386cm" svg:x="0cm" svg:y="15.2cm">
          <draw:text-box>
            <text:p><text:span text:style-name="T21">2013</text:span><text:span text:style-name="T22">年頃</text:span></text:p>
          </draw:text-box>
        </draw:frame>
        <draw:frame draw:style-name="gr15" draw:text-style-name="P19" draw:layer="layout" svg:width="4.4cm" svg:height="1.386cm" svg:x="0cm" svg:y="18.2cm">
          <draw:text-box>
            <text:p><text:span text:style-name="T21">2015</text:span><text:span text:style-name="T22">年頃</text:span></text:p>
          </draw:text-box>
        </draw:frame>
        <draw:frame draw:style-name="gr18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0" draw:text-style-name="P12" draw:layer="layout" svg:x1="5.5cm" svg:y1="3.963cm" svg:x2="5.478cm" svg:y2="6.8cm">
          <text:p/>
        </draw:line>
        <draw:frame draw:style-name="gr19" draw:text-style-name="P21" draw:layer="layout" svg:width="7.8cm" svg:height="1.102cm" svg:x="8cm" svg:y="5cm">
          <draw:text-box>
            <text:p/>
          </draw:text-box>
        </draw:frame>
        <draw:custom-shape draw:style-name="gr20" draw:text-style-name="P22" draw:layer="layout" svg:width="11.4cm" svg:height="2.774cm" svg:x="4.6cm" svg:y="3.626cm">
          <text:p text:style-name="P5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21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frame presentation:style-name="pr6" draw:text-style-name="P10" draw:layer="layout" svg:width="28.374cm" svg:height="18.949cm" svg:x="-0.189cm" svg:y="2.137cm" presentation:class="outline" presentation:user-transformed="true">
          <draw:text-box>
            <text:list text:style-name="L5">
              <text:list-header>
                <text:p text:style-name="P9"><text:span text:style-name="T17">199x</text:span><text:span text:style-name="T17">〜</text:span><text:span text:style-name="T17">200x</text:span><text:span text:style-name="T17">年代は、</text:span></text:p>
                <text:p text:style-name="P9"><text:span text:style-name="T17">オブジェクト指向が</text:span><text:span text:style-name="T17"><text:line-break/></text:span><text:span text:style-name="T17">花開いた時代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4" draw:text-style-name="P17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7">オレの年代の人は</text:span></text:p>
                <text:p><text:span text:style-name="T27">「ハッ？</text:span><text:span text:style-name="T27">VB6</text:span><text:span text:style-name="T27">でオブジェクト指向？出来るわけねーじゃんｗくっさｗ」</text:span></text:p>
                <text:p><text:span text:style-name="T27">「それ…昔の話やからってホラふくなよｗ」とか言うけど…</text:span></text:p>
              </text:list-header>
            </text:list>
          </draw:text-box>
        </draw:frame>
        <draw:frame draw:style-name="gr23" draw:text-style-name="P12" xml:id="id1" draw:id="id1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24" draw:text-style-name="P21" draw:layer="layout" svg:width="4.4cm" svg:height="1.241cm" svg:x="4.2cm" svg:y="7.4cm">
          <draw:text-box>
            <text:p><text:span text:style-name="T28">Visio</text:span><text:span text:style-name="T28">で</text:span><text:span text:style-name="T28">ER</text:span><text:span text:style-name="T28">設計</text:span></text:p>
          </draw:text-box>
        </draw:frame>
        <draw:frame draw:style-name="gr23" draw:text-style-name="P12" xml:id="id3" draw:id="id3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24" draw:text-style-name="P21" draw:layer="layout" svg:width="5.6cm" svg:height="1.241cm" svg:x="3.6cm" svg:y="11.8cm">
          <draw:text-box>
            <text:p><text:span text:style-name="T28">Access</text:span><text:span text:style-name="T28">でテーブル設計</text:span></text:p>
          </draw:text-box>
        </draw:frame>
        <draw:frame draw:style-name="gr25" draw:text-style-name="P21" draw:layer="layout" svg:width="4.4cm" svg:height="1.751cm" svg:x="1.2cm" svg:y="8.864cm">
          <draw:text-box>
            <text:p><text:span text:style-name="T28">※</text:span><text:span text:style-name="T28">当時こんな</text:span></text:p>
            <text:p><text:span text:style-name="T28">アイコンちゃいますけどｗ</text:span></text:p>
          </draw:text-box>
        </draw:frame>
        <draw:custom-shape draw:style-name="gr26" draw:text-style-name="P25" xml:id="id2" draw:id="id2" draw:layer="layout" svg:width="3cm" svg:height="1.6cm" svg:x="9.6cm" svg:y="9cm">
          <text:p text:style-name="P5"><text:span text:style-name="T28">自社製</text:span></text:p>
          <text:p text:style-name="P5"><text:span text:style-name="T28">独自</text:span><text:span text:style-name="T28">DB</text:span></text:p>
          <text:p text:style-name="P5"><text:span text:style-name="T28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type="line" svg:x1="7cm" svg:y1="9cm" svg:x2="9.6cm" svg:y2="9.8cm" draw:start-shape="id1" draw:start-glue-point="1" draw:end-shape="id2" draw:end-glue-point="3" svg:d="M7000 9000l2600 800" svg:viewBox="0 0 2601 801">
          <text:p/>
        </draw:connector>
        <draw:connector draw:style-name="gr27" draw:text-style-name="P12" draw:layer="layout" draw:type="line" svg:x1="7.2cm" svg:y1="11.04cm" svg:x2="9.6cm" svg:y2="9.8cm" draw:start-shape="id3" draw:start-glue-point="1" draw:end-shape="id2" draw:end-glue-point="3" svg:d="M7200 11040l2400-1240" svg:viewBox="0 0 2401 1241">
          <text:p/>
        </draw:connector>
        <draw:frame draw:style-name="gr25" draw:text-style-name="P21" draw:layer="layout" svg:width="4.4cm" svg:height="1.751cm" svg:x="7.8cm" svg:y="7.4cm">
          <draw:text-box>
            <text:p><text:span text:style-name="T28">残念ながら</text:span></text:p>
            <text:p><text:span text:style-name="T28">参照整合性を</text:span></text:p>
            <text:p><text:span text:style-name="T28">手入力</text:span></text:p>
          </draw:text-box>
        </draw:frame>
        <draw:frame draw:style-name="gr28" draw:text-style-name="P21" draw:layer="layout" svg:width="5.6cm" svg:height="1.251cm" svg:x="16.6cm" svg:y="7.4cm">
          <draw:text-box>
            <text:p><text:span text:style-name="T28">マルチ</text:span><text:span text:style-name="T28">RDBMS</text:span><text:span text:style-name="T28">種な</text:span></text:p>
            <text:p><text:span text:style-name="T28">DDL</text:span><text:span text:style-name="T28">群</text:span></text:p>
          </draw:text-box>
        </draw:frame>
        <draw:frame draw:style-name="gr28" draw:text-style-name="P21" draw:layer="layout" svg:width="4.4cm" svg:height="1.251cm" svg:x="7.2cm" svg:y="10.6cm">
          <draw:text-box>
            <text:p><text:span text:style-name="T28">MDB</text:span><text:span text:style-name="T28">を</text:span></text:p>
            <text:p><text:span text:style-name="T28">インポート</text:span></text:p>
          </draw:text-box>
        </draw:frame>
        <draw:frame draw:style-name="gr23" draw:text-style-name="P12" xml:id="id4" draw:id="id4" draw:layer="layout" svg:width="1.504cm" svg:height="1.782cm" svg:x="14cm" svg:y="7cm">
          <draw:image xlink:href="Pictures/100002010000003600000040B005D21E12DB8183.png" xlink:type="simple" xlink:show="embed" xlink:actuate="onLoad">
            <text:p/>
          </draw:image>
        </draw:frame>
        <draw:frame draw:style-name="gr23" draw:text-style-name="P12" draw:layer="layout" svg:width="1.504cm" svg:height="1.782cm" svg:x="14.504cm" svg:y="7.257cm">
          <draw:image xlink:href="Pictures/100002010000003600000040B005D21E12DB8183.png" xlink:type="simple" xlink:show="embed" xlink:actuate="onLoad">
            <text:p/>
          </draw:image>
        </draw:frame>
        <draw:frame draw:style-name="gr23" draw:text-style-name="P12" draw:layer="layout" svg:width="1.504cm" svg:height="1.782cm" svg:x="14.896cm" svg:y="7.6cm">
          <draw:image xlink:href="Pictures/100002010000003600000040B005D21E12DB8183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752cm" svg:y2="8.782cm" draw:start-shape="id2" draw:start-glue-point="1" draw:end-shape="id4" svg:d="M12600 9800l2152-1018" svg:viewBox="0 0 2153 1019">
          <text:p/>
        </draw:connector>
        <draw:frame draw:style-name="gr23" draw:text-style-name="P12" xml:id="id5" draw:id="id5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28" draw:text-style-name="P21" draw:layer="layout" svg:width="5.4cm" svg:height="1.251cm" svg:x="1.6cm" svg:y="14.4cm">
          <draw:text-box>
            <text:p><text:span text:style-name="T28">Rational Rose </text:span><text:span text:style-name="T28">で</text:span></text:p>
            <text:p><text:span text:style-name="T28">論理</text:span><text:span text:style-name="T28">/</text:span><text:span text:style-name="T28">物理クラス設計</text:span></text:p>
          </draw:text-box>
        </draw:frame>
        <draw:frame draw:style-name="gr29" draw:text-style-name="P12" xml:id="id6" draw:id="id6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2" draw:layer="layout" draw:type="line" svg:x1="4.272cm" svg:y1="16.436cm" svg:x2="5.191cm" svg:y2="18.059cm" draw:start-shape="id5" draw:start-glue-point="1" draw:end-shape="id6" svg:d="M4272 16436l919 1623" svg:viewBox="0 0 920 1624">
          <text:p/>
        </draw:connector>
        <draw:connector draw:style-name="gr27" draw:text-style-name="P12" draw:layer="layout" draw:type="line" svg:x1="9.2cm" svg:y1="18.059cm" svg:x2="10.4cm" svg:y2="18.6cm" draw:start-shape="id6" draw:start-glue-point="1" draw:end-shape="id7" draw:end-glue-point="3" svg:d="M9200 18059l1200 541" svg:viewBox="0 0 1201 542">
          <text:p/>
        </draw:connector>
        <draw:custom-shape draw:style-name="gr30" draw:text-style-name="P25" xml:id="id7" draw:id="id7" draw:layer="layout" svg:width="3cm" svg:height="1.6cm" svg:x="10.4cm" svg:y="17.8cm">
          <text:p text:style-name="P5"><text:span text:style-name="T28">自社製</text:span></text:p>
          <text:p text:style-name="P5"><text:span text:style-name="T28">独自</text:span></text:p>
          <text:p text:style-name="P5"><text:span text:style-name="T28">コンバータ</text:span></text:p>
          <draw:enhanced-geometry svg:viewBox="0 0 21600 21600" draw:type="rectangle" draw:enhanced-path="M 0 0 L 21600 0 21600 21600 0 21600 0 0 Z N"/>
        </draw:custom-shape>
        <draw:frame draw:style-name="gr23" draw:text-style-name="P12" xml:id="id8" draw:id="id8" draw:layer="layout" svg:width="1.34cm" svg:height="1.728cm" svg:x="14.66cm" svg:y="9.5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4.98cm" svg:y="9.8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5.26cm" svg:y="10.272cm">
          <draw:image xlink:href="Pictures/1000020100000026000000318844256F6CBF9B30.png" xlink:type="simple" xlink:show="embed" xlink:actuate="onLoad">
            <text:p/>
          </draw:image>
        </draw:frame>
        <draw:frame draw:style-name="gr25" draw:text-style-name="P21" xml:id="id13" draw:id="id13" draw:layer="layout" svg:width="6.17cm" svg:height="1.751cm" svg:x="16.6cm" svg:y="10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しちゃダメな奴）</text:span></text:p>
          </draw:text-box>
        </draw:frame>
        <draw:connector draw:style-name="gr27" draw:text-style-name="P12" draw:layer="layout" draw:type="line" svg:x1="12.6cm" svg:y1="9.8cm" svg:x2="14.66cm" svg:y2="10.408cm" draw:start-shape="id2" draw:end-shape="id8" draw:end-glue-point="3" svg:d="M12600 9800l2060 608" svg:viewBox="0 0 2061 609">
          <text:p/>
        </draw:connector>
        <draw:frame draw:style-name="gr23" draw:text-style-name="P12" xml:id="id9" draw:id="id9" draw:layer="layout" svg:width="1.34cm" svg:height="1.728cm" svg:x="13.4cm" svg:y="12.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3.72cm" svg:y="12.528cm">
          <draw:image xlink:href="Pictures/100002010000002600000031C5984E18FF1CEFF2.png" xlink:type="simple" xlink:show="embed" xlink:actuate="onLoad">
            <text:p/>
          </draw:image>
        </draw:frame>
        <draw:frame draw:style-name="gr23" draw:text-style-name="P12" xml:id="id14" draw:id="id14" draw:layer="layout" svg:width="1.34cm" svg:height="1.728cm" svg:x="14cm" svg:y="12.928cm">
          <draw:image xlink:href="Pictures/1000020100000026000000318844256F6CBF9B30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07cm" svg:y2="12.2cm" draw:start-shape="id2" draw:end-shape="id9" draw:end-glue-point="0" svg:d="M12600 9800l1470 2400" svg:viewBox="0 0 1471 2401">
          <text:p/>
        </draw:connector>
        <draw:frame draw:style-name="gr25" draw:text-style-name="P21" draw:layer="layout" svg:width="6.17cm" svg:height="1.751cm" svg:x="7.55cm" svg:y="12.664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</text:span><text:span text:style-name="T28">(</text:span><text:span text:style-name="T28">拡張</text:span><text:span text:style-name="T28">)</text:span><text:span text:style-name="T28">していいヤツ）</text:span></text:p>
          </draw:text-box>
        </draw:frame>
        <draw:frame draw:style-name="gr23" draw:text-style-name="P12" draw:layer="layout" svg:width="1.34cm" svg:height="1.728cm" svg:x="14.46cm" svg:y="16.3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10" draw:id="id10" draw:layer="layout" svg:width="1.34cm" svg:height="1.728cm" svg:x="14.78cm" svg:y="16.6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16" draw:id="id16" draw:layer="layout" svg:width="1.34cm" svg:height="1.728cm" svg:x="15.06cm" svg:y="17.072cm">
          <draw:image xlink:href="Pictures/100002010000002600000031F9EA2ECBE684BEB5.png" xlink:type="simple" xlink:show="embed" xlink:actuate="onLoad">
            <text:p/>
          </draw:image>
        </draw:frame>
        <draw:connector draw:style-name="gr27" draw:text-style-name="P12" draw:layer="layout" draw:type="line" svg:x1="13.4cm" svg:y1="18.6cm" svg:x2="14.78cm" svg:y2="17.536cm" draw:start-shape="id7" draw:end-shape="id10" draw:end-glue-point="3" svg:d="M13400 18600l1380-1064" svg:viewBox="0 0 1381 1065">
          <text:p/>
        </draw:connector>
        <draw:custom-shape draw:style-name="gr31" draw:text-style-name="P25" xml:id="id11" draw:id="id11" draw:layer="layout" svg:width="3.8cm" svg:height="1.6cm" svg:x="19.2cm" svg:y="12.2cm">
          <text:p text:style-name="P5"><text:span text:style-name="T28">MS</text:span><text:span text:style-name="T28">の</text:span><text:span text:style-name="T28">DB</text:span></text:p>
          <text:p text:style-name="P5"><text:span text:style-name="T28">ライブラリを</text:span></text:p>
          <text:p text:style-name="P5"><text:span text:style-name="T28">ラップしたモノ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xml:id="id15" draw:id="id15" draw:layer="layout" svg:width="3.8cm" svg:height="1.6cm" svg:x="21.8cm" svg:y="13.8cm">
          <text:p text:style-name="P5"><text:span text:style-name="T28">VB</text:span><text:span text:style-name="T28">プロジェクト</text:span></text:p>
          <text:p text:style-name="P5"><text:span text:style-name="T28">の自社製雛形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xml:id="id12" draw:id="id12" draw:layer="layout" svg:width="4.2cm" svg:height="1.4cm" svg:x="18.6cm" svg:y="16cm">
          <text:p text:style-name="P5"><text:span text:style-name="T29">ビジネスクラスと</text:span></text:p>
          <text:p text:style-name="P5"><text:span text:style-name="T29">GUI</text:span><text:span text:style-name="T29">を実装</text:span><text:span text:style-name="T29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1" draw:layer="layout" svg:width="6.17cm" svg:height="1.751cm" svg:x="13.8cm" svg:y="18.864cm">
          <draw:text-box>
            <text:p><text:span text:style-name="T28">(</text:span><text:span text:style-name="T28">ある程度自社都合のカタチを仕込まれた）</text:span></text:p>
            <text:p><text:span text:style-name="T28">ビジネスクラスの雛形</text:span></text:p>
          </draw:text-box>
        </draw:frame>
        <draw:custom-shape draw:style-name="gr33" draw:text-style-name="P27" draw:layer="layout" svg:width="12.4cm" svg:height="6.6cm" svg:x="0.6cm" svg:y="6.2cm">
          <text:p text:style-name="P5"><text:span text:style-name="T30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2" draw:layer="layout" draw:type="line" svg:x1="21.1cm" svg:y1="13.8cm" svg:x2="20.7cm" svg:y2="16cm" draw:start-shape="id11" draw:start-glue-point="2" draw:end-shape="id12" svg:d="M21100 13800l-400 2200" svg:viewBox="0 0 401 2201">
          <text:p/>
        </draw:connector>
        <draw:connector draw:style-name="gr27" draw:text-style-name="P12" draw:layer="layout" draw:type="line" svg:x1="16.6cm" svg:y1="10.875cm" svg:x2="20.7cm" svg:y2="16cm" draw:start-shape="id13" draw:start-glue-point="3" draw:end-shape="id12" draw:end-glue-point="0" svg:d="M16600 10875l4100 5125" svg:viewBox="0 0 4101 5126">
          <text:p/>
        </draw:connector>
        <draw:connector draw:style-name="gr27" draw:text-style-name="P12" draw:layer="layout" draw:type="line" svg:x1="15.34cm" svg:y1="13.792cm" svg:x2="18.6cm" svg:y2="16.7cm" draw:start-shape="id14" draw:start-glue-point="1" draw:end-shape="id12" draw:end-glue-point="3" svg:d="M15340 13792l3260 2908" svg:viewBox="0 0 3261 2909">
          <text:p/>
        </draw:connector>
        <draw:connector draw:style-name="gr27" draw:text-style-name="P12" draw:layer="layout" draw:type="line" svg:x1="21.8cm" svg:y1="14.6cm" svg:x2="20.7cm" svg:y2="16cm" draw:start-shape="id15" draw:end-shape="id12" draw:end-glue-point="0" svg:d="M21800 14600l-1100 1400" svg:viewBox="0 0 1101 1401">
          <text:p/>
        </draw:connector>
        <draw:connector draw:style-name="gr27" draw:text-style-name="P12" draw:layer="layout" draw:type="line" svg:x1="16.4cm" svg:y1="17.936cm" svg:x2="18.6cm" svg:y2="16.7cm" draw:start-shape="id16" draw:start-glue-point="1" draw:end-shape="id12" draw:end-glue-point="3" svg:d="M16400 17936l2200-1236" svg:viewBox="0 0 2201 1237">
          <text:p/>
        </draw:connector>
        <draw:custom-shape draw:style-name="gr34" draw:text-style-name="P28" draw:layer="layout" svg:width="13.2cm" svg:height="6.6cm" svg:x="0.6cm" svg:y="14.2cm">
          <text:p text:style-name="P5"><text:span text:style-name="T31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xml:id="id17" draw:id="id17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2" draw:layer="layout" draw:type="line" svg:x1="20.7cm" svg:y1="17.4cm" svg:x2="24cm" svg:y2="19.593cm" draw:start-shape="id12" draw:start-glue-point="2" draw:end-shape="id17" draw:end-glue-point="3" svg:d="M20700 17400l3300 2193" svg:viewBox="0 0 3301 2194">
          <text:p/>
        </draw:connector>
        <draw:frame draw:style-name="gr35" draw:text-style-name="P21" draw:layer="layout" svg:width="3.8cm" svg:height="0.751cm" svg:x="20cm" svg:y="17.559cm">
          <draw:text-box>
            <text:p><text:span text:style-name="T28">コンパイル</text:span></text:p>
          </draw:text-box>
        </draw:frame>
        <draw:frame draw:style-name="gr28" draw:text-style-name="P21" draw:layer="layout" svg:width="4.8cm" svg:height="1.251cm" svg:x="23.6cm" svg:y="17.6cm">
          <draw:text-box>
            <text:p><text:span text:style-name="T28">VB6</text:span><text:span text:style-name="T28">で出来た</text:span><text:span text:style-name="T28">ex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4" draw:text-style-name="P17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7">オレの年代の人は</text:span></text:p>
                <text:p><text:span text:style-name="T27">「ハッ？</text:span><text:span text:style-name="T27">VB6</text:span><text:span text:style-name="T27">でオブジェクト指向？出来るわけねーじゃんｗくっさｗ」</text:span></text:p>
                <text:p><text:span text:style-name="T27">「それ…昔の話やからってホラふくなよｗ」とか言うけど…</text:span></text:p>
              </text:list-header>
            </text:list>
          </draw:text-box>
        </draw:frame>
        <draw:frame draw:style-name="gr23" draw:text-style-name="P12" xml:id="id18" draw:id="id18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36" draw:text-style-name="P29" draw:layer="layout" svg:width="4.4cm" svg:height="1.241cm" svg:x="4.2cm" svg:y="7.4cm">
          <draw:text-box>
            <text:p><text:span text:style-name="T28">Visio</text:span><text:span text:style-name="T28">で</text:span><text:span text:style-name="T28">ER</text:span><text:span text:style-name="T28">設計</text:span></text:p>
          </draw:text-box>
        </draw:frame>
        <draw:frame draw:style-name="gr23" draw:text-style-name="P12" xml:id="id20" draw:id="id20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36" draw:text-style-name="P29" draw:layer="layout" svg:width="5.6cm" svg:height="1.241cm" svg:x="3.6cm" svg:y="11.8cm">
          <draw:text-box>
            <text:p><text:span text:style-name="T28">Access</text:span><text:span text:style-name="T28">でテーブル設計</text:span></text:p>
          </draw:text-box>
        </draw:frame>
        <draw:frame draw:style-name="gr37" draw:text-style-name="P30" draw:layer="layout" svg:width="4.4cm" svg:height="1.751cm" svg:x="1.2cm" svg:y="8.864cm">
          <draw:text-box>
            <text:p><text:span text:style-name="T28">※</text:span><text:span text:style-name="T28">当時こんな</text:span></text:p>
            <text:p><text:span text:style-name="T28">アイコンちゃいますけどｗ</text:span></text:p>
          </draw:text-box>
        </draw:frame>
        <draw:custom-shape draw:style-name="gr38" draw:text-style-name="P31" xml:id="id19" draw:id="id19" draw:layer="layout" svg:width="3cm" svg:height="1.6cm" svg:x="9.6cm" svg:y="9cm">
          <text:p text:style-name="P5"><text:span text:style-name="T28">自社製</text:span></text:p>
          <text:p text:style-name="P5"><text:span text:style-name="T28">独自</text:span><text:span text:style-name="T28">DB</text:span></text:p>
          <text:p text:style-name="P5"><text:span text:style-name="T28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type="line" svg:x1="7cm" svg:y1="9cm" svg:x2="9.6cm" svg:y2="9.8cm" draw:start-shape="id18" draw:start-glue-point="1" draw:end-shape="id19" draw:end-glue-point="3" svg:d="M7000 9000l2600 800" svg:viewBox="0 0 2601 801">
          <text:p/>
        </draw:connector>
        <draw:connector draw:style-name="gr27" draw:text-style-name="P12" draw:layer="layout" draw:type="line" svg:x1="7.2cm" svg:y1="11.04cm" svg:x2="9.6cm" svg:y2="9.8cm" draw:start-shape="id20" draw:start-glue-point="1" draw:end-shape="id19" draw:end-glue-point="3" svg:d="M7200 11040l2400-1240" svg:viewBox="0 0 2401 1241">
          <text:p/>
        </draw:connector>
        <draw:frame draw:style-name="gr37" draw:text-style-name="P30" draw:layer="layout" svg:width="4.4cm" svg:height="1.751cm" svg:x="7.8cm" svg:y="7.4cm">
          <draw:text-box>
            <text:p><text:span text:style-name="T28">残念ながら</text:span></text:p>
            <text:p><text:span text:style-name="T28">参照整合性を</text:span></text:p>
            <text:p><text:span text:style-name="T28">手入力</text:span></text:p>
          </draw:text-box>
        </draw:frame>
        <draw:frame draw:style-name="gr39" draw:text-style-name="P29" draw:layer="layout" svg:width="5.6cm" svg:height="1.251cm" svg:x="16.6cm" svg:y="7.4cm">
          <draw:text-box>
            <text:p><text:span text:style-name="T28">マルチ</text:span><text:span text:style-name="T28">RDBMS</text:span><text:span text:style-name="T28">種な</text:span></text:p>
            <text:p><text:span text:style-name="T28">DDL</text:span><text:span text:style-name="T28">群</text:span></text:p>
          </draw:text-box>
        </draw:frame>
        <draw:frame draw:style-name="gr39" draw:text-style-name="P29" draw:layer="layout" svg:width="4.4cm" svg:height="1.251cm" svg:x="7.2cm" svg:y="10.6cm">
          <draw:text-box>
            <text:p><text:span text:style-name="T28">MDB</text:span><text:span text:style-name="T28">を</text:span></text:p>
            <text:p><text:span text:style-name="T28">インポート</text:span></text:p>
          </draw:text-box>
        </draw:frame>
        <draw:frame draw:style-name="gr23" draw:text-style-name="P12" xml:id="id21" draw:id="id21" draw:layer="layout" svg:width="1.504cm" svg:height="1.782cm" svg:x="14cm" svg:y="7cm">
          <draw:image xlink:href="Pictures/100002010000003600000040B005D21E12DB8183.png" xlink:type="simple" xlink:show="embed" xlink:actuate="onLoad">
            <text:p/>
          </draw:image>
        </draw:frame>
        <draw:frame draw:style-name="gr23" draw:text-style-name="P12" draw:layer="layout" svg:width="1.504cm" svg:height="1.782cm" svg:x="14.504cm" svg:y="7.257cm">
          <draw:image xlink:href="Pictures/10000201000000360000004088D7A8421AFC2066.png" xlink:type="simple" xlink:show="embed" xlink:actuate="onLoad">
            <text:p/>
          </draw:image>
        </draw:frame>
        <draw:frame draw:style-name="gr23" draw:text-style-name="P12" draw:layer="layout" svg:width="1.504cm" svg:height="1.782cm" svg:x="14.896cm" svg:y="7.5cm">
          <draw:image xlink:href="Pictures/100002010000003600000040B005D21E12DB8183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752cm" svg:y2="8.782cm" draw:start-shape="id19" draw:start-glue-point="1" draw:end-shape="id21" svg:d="M12600 9800l2152-1018" svg:viewBox="0 0 2153 1019">
          <text:p/>
        </draw:connector>
        <draw:frame draw:style-name="gr23" draw:text-style-name="P12" xml:id="id22" draw:id="id22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39" draw:text-style-name="P29" draw:layer="layout" svg:width="5.4cm" svg:height="1.251cm" svg:x="1.6cm" svg:y="14.4cm">
          <draw:text-box>
            <text:p><text:span text:style-name="T28">Rational Rose </text:span><text:span text:style-name="T28">で</text:span></text:p>
            <text:p><text:span text:style-name="T28">論理</text:span><text:span text:style-name="T28">/</text:span><text:span text:style-name="T28">物理クラス設計</text:span></text:p>
          </draw:text-box>
        </draw:frame>
        <draw:frame draw:style-name="gr29" draw:text-style-name="P12" xml:id="id23" draw:id="id23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2" draw:layer="layout" draw:type="line" svg:x1="4.272cm" svg:y1="16.436cm" svg:x2="5.191cm" svg:y2="18.059cm" draw:start-shape="id22" draw:start-glue-point="1" draw:end-shape="id23" svg:d="M4272 16436l919 1623" svg:viewBox="0 0 920 1624">
          <text:p/>
        </draw:connector>
        <draw:connector draw:style-name="gr27" draw:text-style-name="P12" draw:layer="layout" draw:type="line" svg:x1="9.2cm" svg:y1="18.059cm" svg:x2="10.4cm" svg:y2="18.6cm" draw:start-shape="id23" draw:start-glue-point="1" draw:end-shape="id24" draw:end-glue-point="3" svg:d="M9200 18059l1200 541" svg:viewBox="0 0 1201 542">
          <text:p/>
        </draw:connector>
        <draw:custom-shape draw:style-name="gr38" draw:text-style-name="P32" xml:id="id24" draw:id="id24" draw:layer="layout" svg:width="3cm" svg:height="1.6cm" svg:x="10.4cm" svg:y="17.8cm">
          <text:p text:style-name="P5"><text:span text:style-name="T28">自社製</text:span></text:p>
          <text:p text:style-name="P5"><text:span text:style-name="T28">独自</text:span></text:p>
          <text:p text:style-name="P5"><text:span text:style-name="T28">コンバータ</text:span></text:p>
          <draw:enhanced-geometry svg:viewBox="0 0 21600 21600" draw:type="rectangle" draw:enhanced-path="M 0 0 L 21600 0 21600 21600 0 21600 0 0 Z N"/>
        </draw:custom-shape>
        <draw:frame draw:style-name="gr23" draw:text-style-name="P12" xml:id="id25" draw:id="id25" draw:layer="layout" svg:width="1.34cm" svg:height="1.728cm" svg:x="14.66cm" svg:y="9.544cm">
          <draw:image xlink:href="Pictures/100002010000002600000031736913242AC020E3.png" xlink:type="simple" xlink:show="embed" xlink:actuate="onLoad">
            <text:p/>
          </draw:image>
        </draw:frame>
        <draw:frame draw:style-name="gr23" draw:text-style-name="P12" draw:layer="layout" svg:width="1.34cm" svg:height="1.728cm" svg:x="14.98cm" svg:y="9.872cm">
          <draw:image xlink:href="Pictures/100002010000002600000031736913242AC020E3.png" xlink:type="simple" xlink:show="embed" xlink:actuate="onLoad">
            <text:p/>
          </draw:image>
        </draw:frame>
        <draw:frame draw:style-name="gr23" draw:text-style-name="P12" draw:layer="layout" svg:width="1.34cm" svg:height="1.728cm" svg:x="15.26cm" svg:y="10.272cm">
          <draw:image xlink:href="Pictures/100002010000002600000031736913242AC020E3.png" xlink:type="simple" xlink:show="embed" xlink:actuate="onLoad">
            <text:p/>
          </draw:image>
        </draw:frame>
        <draw:frame draw:style-name="gr37" draw:text-style-name="P30" xml:id="id30" draw:id="id30" draw:layer="layout" svg:width="6.17cm" svg:height="1.751cm" svg:x="16.6cm" svg:y="10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しちゃダメな奴）</text:span></text:p>
          </draw:text-box>
        </draw:frame>
        <draw:connector draw:style-name="gr27" draw:text-style-name="P12" draw:layer="layout" draw:type="line" svg:x1="12.6cm" svg:y1="9.8cm" svg:x2="14.66cm" svg:y2="10.408cm" draw:start-shape="id19" draw:end-shape="id25" draw:end-glue-point="3" svg:d="M12600 9800l2060 608" svg:viewBox="0 0 2061 609">
          <text:p/>
        </draw:connector>
        <draw:frame draw:style-name="gr23" draw:text-style-name="P12" xml:id="id26" draw:id="id26" draw:layer="layout" svg:width="1.34cm" svg:height="1.728cm" svg:x="13.4cm" svg:y="12.2cm">
          <draw:image xlink:href="Pictures/100002010000002600000031C5984E18FF1CEFF2.png" xlink:type="simple" xlink:show="embed" xlink:actuate="onLoad">
            <text:p/>
          </draw:image>
        </draw:frame>
        <draw:frame draw:style-name="gr23" draw:text-style-name="P12" draw:layer="layout" svg:width="1.34cm" svg:height="1.728cm" svg:x="13.72cm" svg:y="12.528cm">
          <draw:image xlink:href="Pictures/100002010000002600000031C5984E18FF1CEFF2.png" xlink:type="simple" xlink:show="embed" xlink:actuate="onLoad">
            <text:p/>
          </draw:image>
        </draw:frame>
        <draw:frame draw:style-name="gr23" draw:text-style-name="P12" xml:id="id31" draw:id="id31" draw:layer="layout" svg:width="1.34cm" svg:height="1.728cm" svg:x="14cm" svg:y="12.928cm">
          <draw:image xlink:href="Pictures/1000020100000026000000318844256F6CBF9B30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07cm" svg:y2="12.2cm" draw:start-shape="id19" draw:end-shape="id26" draw:end-glue-point="0" svg:d="M12600 9800l1470 2400" svg:viewBox="0 0 1471 2401">
          <text:p/>
        </draw:connector>
        <draw:frame draw:style-name="gr37" draw:text-style-name="P30" draw:layer="layout" svg:width="6.17cm" svg:height="1.751cm" svg:x="7.55cm" svg:y="12.664cm">
          <draw:text-box>
            <text:p><text:span text:style-name="T28">テーブルのカタチした</text:span><text:span text:style-name="T28"><text:line-break/></text:span><text:span text:style-name="T28">クラスモジュールファイル群</text:span></text:p>
            <text:p><text:span text:style-name="T28">（変更</text:span><text:span text:style-name="T28">(</text:span><text:span text:style-name="T28">拡張</text:span><text:span text:style-name="T28">)</text:span><text:span text:style-name="T28">していいヤツ）</text:span></text:p>
          </draw:text-box>
        </draw:frame>
        <draw:frame draw:style-name="gr23" draw:text-style-name="P12" draw:layer="layout" svg:width="1.34cm" svg:height="1.728cm" svg:x="14.46cm" svg:y="16.344cm">
          <draw:image xlink:href="Pictures/100002010000002600000031C5984E18FF1CEFF2.png" xlink:type="simple" xlink:show="embed" xlink:actuate="onLoad">
            <text:p/>
          </draw:image>
        </draw:frame>
        <draw:frame draw:style-name="gr23" draw:text-style-name="P12" xml:id="id27" draw:id="id27" draw:layer="layout" svg:width="1.34cm" svg:height="1.728cm" svg:x="14.78cm" svg:y="16.672cm">
          <draw:image xlink:href="Pictures/100002010000002600000031736913242AC020E3.png" xlink:type="simple" xlink:show="embed" xlink:actuate="onLoad">
            <text:p/>
          </draw:image>
        </draw:frame>
        <draw:frame draw:style-name="gr23" draw:text-style-name="P12" xml:id="id33" draw:id="id33" draw:layer="layout" svg:width="1.34cm" svg:height="1.728cm" svg:x="15.06cm" svg:y="17.072cm">
          <draw:image xlink:href="Pictures/100002010000002600000031736913242AC020E3.png" xlink:type="simple" xlink:show="embed" xlink:actuate="onLoad">
            <text:p/>
          </draw:image>
        </draw:frame>
        <draw:connector draw:style-name="gr27" draw:text-style-name="P12" draw:layer="layout" draw:type="line" svg:x1="13.4cm" svg:y1="18.6cm" svg:x2="14.78cm" svg:y2="17.536cm" draw:start-shape="id24" draw:end-shape="id27" draw:end-glue-point="3" svg:d="M13400 18600l1380-1064" svg:viewBox="0 0 1381 1065">
          <text:p/>
        </draw:connector>
        <draw:custom-shape draw:style-name="gr40" draw:text-style-name="P31" xml:id="id28" draw:id="id28" draw:layer="layout" svg:width="3.8cm" svg:height="1.6cm" svg:x="19.2cm" svg:y="12.2cm">
          <text:p text:style-name="P5"><text:span text:style-name="T28">MS</text:span><text:span text:style-name="T28">の</text:span><text:span text:style-name="T28">DB</text:span></text:p>
          <text:p text:style-name="P5"><text:span text:style-name="T28">ライブラリを</text:span></text:p>
          <text:p text:style-name="P5"><text:span text:style-name="T28">ラップしたモノ</text:span></text:p>
          <draw:enhanced-geometry svg:viewBox="0 0 21600 21600" draw:type="rectangle" draw:enhanced-path="M 0 0 L 21600 0 21600 21600 0 21600 0 0 Z N"/>
        </draw:custom-shape>
        <draw:custom-shape draw:style-name="gr40" draw:text-style-name="P31" xml:id="id32" draw:id="id32" draw:layer="layout" svg:width="3.8cm" svg:height="1.6cm" svg:x="21.8cm" svg:y="13.8cm">
          <text:p text:style-name="P5"><text:span text:style-name="T28">VB</text:span><text:span text:style-name="T28">プロジェクト</text:span></text:p>
          <text:p text:style-name="P5"><text:span text:style-name="T28">の自社製雛形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29" draw:id="id29" draw:layer="layout" svg:width="4.2cm" svg:height="1.4cm" svg:x="18.6cm" svg:y="16cm">
          <text:p text:style-name="P5"><text:span text:style-name="T29">ビジネスクラスと</text:span></text:p>
          <text:p text:style-name="P5"><text:span text:style-name="T29">GUI</text:span><text:span text:style-name="T29">を実装</text:span><text:span text:style-name="T29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29" draw:layer="layout" svg:width="6.17cm" svg:height="1.751cm" svg:x="13.8cm" svg:y="18.864cm">
          <draw:text-box>
            <text:p><text:span text:style-name="T28">(</text:span><text:span text:style-name="T28">ある程度自社都合のカタチを仕込まれた）</text:span></text:p>
            <text:p><text:span text:style-name="T28">ビジネスクラスの雛形</text:span></text:p>
          </draw:text-box>
        </draw:frame>
        <draw:custom-shape draw:style-name="gr42" draw:text-style-name="P33" draw:layer="layout" svg:width="12.4cm" svg:height="6.6cm" svg:x="0.6cm" svg:y="6.2cm">
          <text:p text:style-name="P5"><text:span text:style-name="T30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2" draw:layer="layout" draw:type="line" svg:x1="21.1cm" svg:y1="13.8cm" svg:x2="20.7cm" svg:y2="16cm" draw:start-shape="id28" draw:start-glue-point="2" draw:end-shape="id29" svg:d="M21100 13800l-400 2200" svg:viewBox="0 0 401 2201">
          <text:p/>
        </draw:connector>
        <draw:connector draw:style-name="gr27" draw:text-style-name="P12" draw:layer="layout" draw:type="line" svg:x1="16.6cm" svg:y1="10.875cm" svg:x2="20.7cm" svg:y2="16cm" draw:start-shape="id30" draw:start-glue-point="3" draw:end-shape="id29" draw:end-glue-point="0" svg:d="M16600 10875l4100 5125" svg:viewBox="0 0 4101 5126">
          <text:p/>
        </draw:connector>
        <draw:connector draw:style-name="gr27" draw:text-style-name="P12" draw:layer="layout" draw:type="line" svg:x1="15.34cm" svg:y1="13.792cm" svg:x2="18.6cm" svg:y2="16.7cm" draw:start-shape="id31" draw:start-glue-point="1" draw:end-shape="id29" draw:end-glue-point="3" svg:d="M15340 13792l3260 2908" svg:viewBox="0 0 3261 2909">
          <text:p/>
        </draw:connector>
        <draw:connector draw:style-name="gr27" draw:text-style-name="P12" draw:layer="layout" draw:type="line" svg:x1="21.8cm" svg:y1="14.6cm" svg:x2="20.7cm" svg:y2="16cm" draw:start-shape="id32" draw:end-shape="id29" draw:end-glue-point="0" svg:d="M21800 14600l-1100 1400" svg:viewBox="0 0 1101 1401">
          <text:p/>
        </draw:connector>
        <draw:connector draw:style-name="gr27" draw:text-style-name="P12" draw:layer="layout" draw:type="line" svg:x1="16.4cm" svg:y1="17.936cm" svg:x2="18.6cm" svg:y2="16.7cm" draw:start-shape="id33" draw:start-glue-point="1" draw:end-shape="id29" draw:end-glue-point="3" svg:d="M16400 17936l2200-1236" svg:viewBox="0 0 2201 1237">
          <text:p/>
        </draw:connector>
        <draw:custom-shape draw:style-name="gr43" draw:text-style-name="P34" draw:layer="layout" svg:width="13.2cm" svg:height="6.6cm" svg:x="0.6cm" svg:y="14.2cm">
          <text:p text:style-name="P5"><text:span text:style-name="T31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xml:id="id34" draw:id="id34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2" draw:layer="layout" draw:type="line" svg:x1="20.7cm" svg:y1="17.4cm" svg:x2="24cm" svg:y2="19.593cm" draw:start-shape="id29" draw:start-glue-point="2" draw:end-shape="id34" draw:end-glue-point="3" svg:d="M20700 17400l3300 2193" svg:viewBox="0 0 3301 2194">
          <text:p/>
        </draw:connector>
        <draw:frame draw:style-name="gr44" draw:text-style-name="P30" draw:layer="layout" svg:width="3.8cm" svg:height="0.751cm" svg:x="20cm" svg:y="17.559cm">
          <draw:text-box>
            <text:p><text:span text:style-name="T28">コンパイル</text:span></text:p>
          </draw:text-box>
        </draw:frame>
        <draw:frame draw:style-name="gr39" draw:text-style-name="P29" draw:layer="layout" svg:width="3.8cm" svg:height="1.251cm" svg:x="24.2cm" svg:y="17.359cm">
          <draw:text-box>
            <text:p><text:span text:style-name="T28">VB6</text:span><text:span text:style-name="T28">で出来た</text:span><text:span text:style-name="T28">Exe</text:span></text:p>
          </draw:text-box>
        </draw:frame>
        <draw:frame presentation:style-name="pr6" draw:text-style-name="P10" draw:layer="layout" svg:width="28.374cm" svg:height="18.949cm" svg:x="-0.189cm" svg:y="2.138cm" presentation:class="outline" presentation:user-transformed="true">
          <draw:text-box>
            <text:list text:style-name="L5">
              <text:list-header>
                <text:p text:style-name="P9"><text:span text:style-name="T17">MS</text:span><text:span text:style-name="T17">製品がというより…</text:span></text:p>
                <text:p text:style-name="P9"><text:span text:style-name="T17">「これが出来る</text:span></text:p>
                <text:p text:style-name="P9"><text:span text:style-name="T17">メカニズム」</text:span></text:p>
                <text:p text:style-name="P9"><text:span text:style-name="T17">にほれこんだ！</text:span></text:p>
                <text:p text:style-name="P9"><text:span text:style-name="T32">（今で言う</text:span><text:span text:style-name="T32">RAD,MDA,</text:span><text:span text:style-name="T32">技術的には</text:span><text:span text:style-name="T32">ORM,FW</text:span><text:span text:style-name="T32">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で、一年生の俺に課された仕事は…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20">「インストールテスト」という仕事</text:span></text:p>
                <text:list>
                  <text:list-item>
                    <text:p><text:span text:style-name="T20">ある日「インストールテストしといて」という命令が</text:span></text:p>
                  </text:list-item>
                </text:list>
              </text:list-item>
              <text:list-item>
                <text:p><text:span text:style-name="T20">何それ？意味は？</text:span></text:p>
                <text:list>
                  <text:list-item>
                    <text:p><text:span text:style-name="T20">先</text:span><text:span text:style-name="T33">輩</text:span><text:span text:style-name="T20">「インストールしてカンタンなテストするんや」</text:span></text:p>
                  </text:list-item>
                  <text:list-item>
                    <text:p><text:span text:style-name="T20">オレ「？？？」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と、いうのも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8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45" draw:text-style-name="P35" draw:layer="layout" svg:width="4.4cm" svg:height="1.386cm" svg:x="-0.2cm" svg:y="2.245cm">
          <draw:text-box>
            <text:p><text:span text:style-name="T21">1998</text:span><text:span text:style-name="T34">年頃</text:span></text:p>
          </draw:text-box>
        </draw:frame>
        <draw:frame draw:style-name="gr45" draw:text-style-name="P35" draw:layer="layout" svg:width="4.4cm" svg:height="1.386cm" svg:x="0cm" svg:y="6.119cm">
          <draw:text-box>
            <text:p><text:span text:style-name="T21">2001</text:span><text:span text:style-name="T34">年頃</text:span></text:p>
          </draw:text-box>
        </draw:frame>
        <draw:frame draw:style-name="gr46" draw:text-style-name="P35" draw:layer="layout" svg:width="5cm" svg:height="1.4cm" svg:x="0cm" svg:y="9.4cm">
          <draw:text-box>
            <text:p><text:span text:style-name="T21">2005</text:span><text:span text:style-name="T34">年頃</text:span></text:p>
          </draw:text-box>
        </draw:frame>
        <draw:frame draw:style-name="gr45" draw:text-style-name="P36" draw:layer="layout" svg:width="2.4cm" svg:height="1.386cm" svg:x="9.2cm" svg:y="2.245cm">
          <draw:text-box>
            <text:p text:style-name="P9"><text:span text:style-name="T23">MS</text:span></text:p>
          </draw:text-box>
        </draw:frame>
        <draw:frame draw:style-name="gr47" draw:text-style-name="P36" draw:layer="layout" svg:width="11.8cm" svg:height="1.407cm" svg:x="17cm" svg:y="2.219cm">
          <draw:text-box>
            <text:p text:style-name="P9"><text:span text:style-name="T23">MS</text:span><text:span text:style-name="T23">以外（主に</text:span><text:span text:style-name="T23">OSS</text:span><text:span text:style-name="T23">）</text:span></text:p>
          </draw:text-box>
        </draw:frame>
        <draw:frame draw:style-name="gr45" draw:text-style-name="P35" draw:layer="layout" svg:width="4.4cm" svg:height="1.386cm" svg:x="0cm" svg:y="12.4cm">
          <draw:text-box>
            <text:p><text:span text:style-name="T21">2010</text:span><text:span text:style-name="T34">年頃</text:span></text:p>
          </draw:text-box>
        </draw:frame>
        <draw:frame draw:style-name="gr45" draw:text-style-name="P35" draw:layer="layout" svg:width="4.4cm" svg:height="1.386cm" svg:x="0cm" svg:y="15.2cm">
          <draw:text-box>
            <text:p><text:span text:style-name="T21">2013</text:span><text:span text:style-name="T34">年頃</text:span></text:p>
          </draw:text-box>
        </draw:frame>
        <draw:frame draw:style-name="gr45" draw:text-style-name="P35" draw:layer="layout" svg:width="4.4cm" svg:height="1.386cm" svg:x="0cm" svg:y="18.2cm">
          <draw:text-box>
            <text:p><text:span text:style-name="T21">2015</text:span><text:span text:style-name="T34">年頃</text:span></text:p>
          </draw:text-box>
        </draw:frame>
        <draw:frame draw:style-name="gr48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2" draw:layer="layout" svg:width="16.636cm" svg:height="21.199cm" draw:transform="rotate (-1.5707963267949) translate (26.678cm 3.96299999999996cm)" svg:viewBox="0 0 16637 21200" draw:points="0,21200 2799,21200 7399,0 15199,0 15199,20800 16637,20878">
          <text:p/>
        </draw:polyline>
        <draw:line draw:style-name="gr10" draw:text-style-name="P12" draw:layer="layout" svg:x1="26.678cm" svg:y1="19.1cm" svg:x2="26.678cm" svg:y2="20.6cm">
          <text:p/>
        </draw:line>
        <draw:frame draw:style-name="gr49" draw:text-style-name="P21" draw:layer="layout" svg:width="7.8cm" svg:height="1.102cm" svg:x="8cm" svg:y="5cm">
          <draw:text-box>
            <text:p/>
          </draw:text-box>
        </draw:frame>
        <draw:custom-shape draw:style-name="gr50" draw:text-style-name="P37" draw:layer="layout" svg:width="11.4cm" svg:height="2.774cm" svg:x="4.6cm" svg:y="3.626cm">
          <text:p text:style-name="P5"><text:span text:style-name="T24">MS</text:span><text:span text:style-name="T24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8" draw:layer="layout" svg:width="22.8cm" svg:height="2.374cm" svg:x="4.7cm" svg:y="6.626cm">
          <text:p text:style-name="P5"><text:span text:style-name="T35">Web</text:span><text:span text:style-name="T35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draw:layer="layout" svg:width="22.4cm" svg:height="2.7cm" svg:x="4.8cm" svg:y="9.3cm">
          <text:p text:style-name="P5"><text:span text:style-name="T31">OS</text:span><text:span text:style-name="T31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8" draw:layer="layout" svg:width="12.6cm" svg:height="2.4cm" svg:x="14.8cm" svg:y="12.4cm">
          <text:p text:style-name="P5"><text:span text:style-name="T35">テスト自動化・</text:span><text:span text:style-name="T35">CI/CD</text:span><text:span text:style-name="T35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0" draw:layer="layout" svg:width="22.8cm" svg:height="2.5cm" svg:x="4.8cm" svg:y="15.1cm">
          <text:p text:style-name="P5"><text:span text:style-name="T36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1" draw:layer="layout" svg:width="11.4cm" svg:height="2.6cm" svg:x="4.6cm" svg:y="18cm">
          <text:p text:style-name="P5"><text:span text:style-name="T37">MS</text:span><text:span text:style-name="T37">変わって来たんちゃうん？ええんちゃうん？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2" draw:layer="layout" svg:width="10.8cm" svg:height="2.6cm" svg:x="16.8cm" svg:y="18cm">
          <text:p text:style-name="P5"><text:span text:style-name="T31">OS</text:span><text:span text:style-name="T31">コンテナ技術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7" draw:text-style-name="P23" draw:layer="layout" svg:width="0.8cm" svg:height="0.8cm" svg:x="5.5cm" svg:y="4.4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6.2cm" svg:y="4.5cm">
            <draw:text-box>
              <text:p><text:span text:style-name="T26">VB6</text:span><text:span text:style-name="T26">で猛烈にアプリ書く</text:span></text:p>
            </draw:text-box>
          </draw:frame>
        </draw:g>
        <draw:g>
          <draw:custom-shape draw:style-name="gr57" draw:text-style-name="P23" draw:layer="layout" svg:width="0.8cm" svg:height="0.8cm" svg:x="5.5cm" svg:y="5.149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6.2cm" svg:y="5.249cm">
            <draw:text-box>
              <text:p><text:span text:style-name="T26">インストールテストとかしてる</text:span></text:p>
            </draw:text-box>
          </draw:frame>
        </draw:g>
        <draw:g>
          <draw:custom-shape draw:style-name="gr57" draw:text-style-name="P23" draw:layer="layout" svg:width="0.8cm" svg:height="0.8cm" svg:x="13cm" svg:y="7.6cm">
            <text:p text:style-name="P5"><text:span text:style-name="T25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13.7cm" svg:y="7.7cm">
            <draw:text-box>
              <text:p><text:span text:style-name="T26">「脱</text:span><text:span text:style-name="T26">MS!</text:span><text:span text:style-name="T26">」をがんば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jenkins_5f_gra" draw:display-name="jenkins_gra" draw:style="linear" draw:start-color="#375988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 draw:fill-gradient-name="Gradient_20_8" draw:fill-hatch-name="Hatching_20_92" draw:fill-image-name="Bitmape_20_1" draw:shadow="hidden"/>
      <style:text-properties fo:color="#ffffff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1" style:display-name="標準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1" style:display-name="標準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2" style:display-name="標準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2" style:display-name="標準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" style:display-name="標準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cfe7f5" draw:opacity="5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50%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線なしオブジェクト_5f_1" style:display-name="塗りつぶしなし線なしオブジェクト_1" style:family="graphic" style:parent-style-name="標準_5f_2">
      <style:graphic-properties draw:stroke="none" draw:fill="solid" draw:fill-gradient-name="Gradient_20_10" draw:fill-hatch-name="Hatching_20_93" draw:fill-image-name="Bitmape_20_1" draw:opacity="0%" draw:shadow-opacity="0%"/>
    </style:style>
    <style:style style:name="標準_5f_3" style:display-name="標準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" style:display-name="標準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1" style:display-name="標準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1" style:display-name="標準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4" style:display-name="標準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2" style:display-name="標準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2" style:display-name="標準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準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標準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18pt" style:font-style-asian="normal" style:font-weight-asian="normal" style:font-name-complex="ＭＳ Ｐゴシック1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2.7999992370605pt" fo:font-style="normal" fo:text-shadow="none" style:text-underline-style="none" fo:font-weight="normal" style:font-name-asian="ＭＳ Ｐ明朝1" style:font-family-asian="'ＭＳ Ｐ明朝'" style:font-family-generic-asian="roman" style:font-pitch-asian="variable" style:font-size-asian="22.7999992370605pt" style:font-style-asian="normal" style:font-weight-asian="normal" style:font-name-complex="ＭＳ Ｐ明朝1" style:font-family-complex="'ＭＳ Ｐ明朝'" style:font-family-generic-complex="roman" style:font-pitch-complex="variable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textarea-horizontal-align="justify" draw:textarea-vertical-align="middle" draw:auto-grow-height="false" draw:fit-to-size="shrink-to-fit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EPSON 太明朝体Ｂ1" fo:font-family="'EPSON 太明朝体Ｂ'" style:font-pitch="variable" fo:font-size="32pt" fo:font-style="normal" fo:text-shadow="none" style:text-underline-style="none" fo:font-weight="normal" style:font-name-asian="EPSON 太明朝体Ｂ1" style:font-family-asian="'EPSON 太明朝体Ｂ'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8pt" fo:font-style="normal" fo:text-shadow="none" style:text-underline-style="none" fo:font-weight="normal" style:font-name-asian="EPSON 太明朝体Ｂ1" style:font-family-asian="'EPSON 太明朝体Ｂ'" style:font-pitch-asian="variable" style:font-size-asian="28pt" style:font-style-asian="normal" style:font-weight-asian="normal" style:font-name-complex="ＭＳ Ｐゴシック1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4pt" fo:font-style="normal" fo:text-shadow="none" style:text-underline-style="none" fo:font-weight="normal" style:font-name-asian="EPSON 太明朝体Ｂ1" style:font-family-asian="'EPSON 太明朝体Ｂ'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標準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EPSON 太明朝体Ｂ1" fo:font-family="'EPSON 太明朝体Ｂ'" style:font-pitch="variable" fo:font-size="44pt" fo:font-style="normal" fo:text-shadow="none" style:text-underline-style="none" fo:font-weight="normal" style:font-name-asian="EPSON 太明朝体Ｂ1" style:font-family-asian="'EPSON 太明朝体Ｂ'" style:font-pitch-asian="variable" style:font-size-asian="44pt" style:font-style-asian="normal" style:font-weight-asian="normal" style:font-name-complex="ＭＳ Ｐゴシック1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32.0999984741211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44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solid" draw:fill-color="#ffffff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5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1.0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1.254cm" fo:text-indent="0cm"/>
      <style:text-properties fo:color="#ffffff" fo:font-size="88.5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939cm" fo:text-indent="0cm"/>
      <style:text-properties fo:color="#ffffff" fo:font-size="75.800003051757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622cm" fo:text-indent="0cm"/>
      <style:text-properties fo:color="#ffffff" fo:font-size="63.0999984741211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3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enkins-background" style:family="presentation">
      <style:graphic-properties draw:stroke="none" draw:fill="none"/>
      <style:text-properties style:letter-kerning="true"/>
    </style:style>
    <style:style style:name="Jenki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nkin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enkins-outline1" style:family="presentation">
      <style:graphic-properties draw:stroke="none" draw:fill="none" draw:textarea-horizontal-align="left" draw:textarea-vertical-align="middle" draw:auto-grow-height="false" draw:fit-to-size="shrink-to-fit">
        <text:list-style style:name="Jenki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style:text-line-through-type="none" style:font-name="EPSON 太明朝体Ｂ2" fo:font-family="'EPSON 太明朝体Ｂ'" style:font-family-generic="swiss" style:font-pitch="variable" fo:font-size="32pt" fo:font-style="normal" fo:text-shadow="none" style:text-underline-style="none" fo:font-weight="normal" style:letter-kerning="true" style:font-name-asian="EPSON 太明朝体Ｂ2" style:font-family-asian="'EPSON 太明朝体Ｂ'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outline2" style:family="presentation" style:parent-style-name="Jenkins-outline1">
      <style:paragraph-properties fo:margin-left="0cm" fo:margin-right="0cm" fo:margin-top="0cm" fo:margin-bottom="0.4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3" style:family="presentation" style:parent-style-name="Jenkins-outline2">
      <style:paragraph-properties fo:margin-left="0cm" fo:margin-right="0cm" fo:margin-top="0cm" fo:margin-bottom="0.3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4" style:family="presentation" style:parent-style-name="Jenkins-outline3">
      <style:paragraph-properties fo:margin-left="0cm" fo:margin-right="0cm" fo:margin-top="0cm" fo:margin-bottom="0.2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5" style:family="presentation" style:parent-style-name="Jenkins-outline4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6" style:family="presentation" style:parent-style-name="Jenkins-outline5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7" style:family="presentation" style:parent-style-name="Jenkins-outline6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8" style:family="presentation" style:parent-style-name="Jenkin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outline9" style:family="presentation" style:parent-style-name="Jenkin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subtitle" style:family="presentation">
      <style:graphic-properties draw:stroke="none" draw:fill="none" draw:fill-image-width="0cm" draw:fill-image-height="0cm" draw:textarea-vertical-align="middle">
        <text:list-style style:name="Jenki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title" style:family="presentation">
      <style:graphic-properties draw:stroke="none" draw:fill="none" draw:fill-color="#375988" draw:fill-image-width="0cm" draw:fill-image-height="0cm" draw:textarea-vertical-align="middle" draw:shadow="hidden" draw:shadow-offset-x="0.1cm" draw:shadow-offset-y="0.1cm" draw:shadow-color="#fcaf3e">
        <text:list-style style:name="Jenki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Georgia1" fo:font-family="Georgia" style:font-style-name="標準" style:font-family-generic="roman" style:font-pitch="variable" fo:font-size="40pt" fo:font-style="normal" fo:text-shadow="none" style:text-underline-style="none" fo:font-weight="bold" style:letter-kerning="true" style:font-name-asian="EPSON 太明朝体Ｂ5" style:font-family-asian="'EPSON 太明朝体Ｂ'" style:font-style-name-asian="太字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標準_20_2_5f_-background" style:display-name="標準 2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2_5f_-backgroundobjects" style:display-name="標準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_5f_-notes" style:display-name="標準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2_5f_-outline1" style:display-name="標準 2_-outline1" style:family="presentation">
      <style:graphic-properties draw:stroke="none" draw:fill="none" draw:opacity="0%" draw:auto-grow-height="false" draw:fit-to-size="shrink-to-fit" draw:shadow-opacity="0%">
        <text:list-style style:name="標準_20_2_5f_-outline1" style:display-name="標準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outline2" style:display-name="標準 2_-outline2" style:family="presentation" style:parent-style-name="標準_20_2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2_5f_-outline3" style:display-name="標準 2_-outline3" style:family="presentation" style:parent-style-name="標準_20_2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2_5f_-outline4" style:display-name="標準 2_-outline4" style:family="presentation" style:parent-style-name="標準_20_2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2_5f_-outline5" style:display-name="標準 2_-outline5" style:family="presentation" style:parent-style-name="標準_20_2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6" style:display-name="標準 2_-outline6" style:family="presentation" style:parent-style-name="標準_20_2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7" style:display-name="標準 2_-outline7" style:family="presentation" style:parent-style-name="標準_20_2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8" style:display-name="標準 2_-outline8" style:family="presentation" style:parent-style-name="標準_20_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9" style:display-name="標準 2_-outline9" style:family="presentation" style:parent-style-name="標準_20_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subtitle" style:display-name="標準 2_-subtitle" style:family="presentation">
      <style:graphic-properties draw:stroke="none" draw:fill="none" draw:textarea-vertical-align="middle">
        <text:list-style style:name="標準_20_2_5f_-subtitle" style:display-name="標準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title" style:display-name="標準 2_-title" style:family="presentation">
      <style:graphic-properties draw:stroke="none" draw:fill="none" draw:textarea-vertical-align="middle">
        <text:list-style style:name="標準_20_2_5f_-title" style:display-name="標準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0000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cfe7f5" draw:fill-gradient-name="jenkins_5f_gra" draw:gradient-step-count="128" draw:textarea-vertical-align="middle" draw:auto-grow-height="false"/>
    </style:style>
    <style:style style:name="Mpr1" style:family="presentation" style:parent-style-name="標準-backgroundobjects">
      <style:graphic-properties draw:stroke="none" draw:fill="solid" draw:fill-color="#000000" draw:gradient-step-count="128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etropolis-title">
      <style:graphic-properties draw:auto-grow-height="false" fo:min-height="3.507cm"/>
    </style:style>
    <style:style style:name="Mpr12" style:family="presentation" style:parent-style-name="Metropolis-outline1">
      <style:graphic-properties fo:min-height="12.18cm"/>
    </style:style>
    <style:style style:name="Mpr1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Jenkins-backgroundobjects">
      <style:graphic-properties svg:stroke-width="0.2cm" svg:stroke-color="#fcaf3e" draw:marker-start-width="0.5cm" draw:marker-end-width="0.5cm" draw:fill="none" draw:textarea-vertical-align="middle" fo:padding-top="0.1cm" fo:padding-bottom="0.1cm" fo:padding-left="0.1cm" fo:padding-right="0.1cm"/>
    </style:style>
    <style:style style:name="Mpr17" style:family="presentation" style:parent-style-name="Jenkins-backgroundobjects">
      <style:graphic-properties draw:stroke="none" draw:fill="none" draw:fill-color="#ffffff" draw:auto-grow-height="false" fo:min-height="1.449cm"/>
    </style:style>
    <style:style style:name="Mpr18" style:family="presentation" style:parent-style-name="Jenkin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Jenkins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標準_20_2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標準_20_2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標準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gradient-step-count="128"/>
      <style:paragraph-properties fo:text-align="center"/>
      <style:text-properties fo:font-size="24pt" style:font-size-asian="24pt" style:font-size-complex="2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10" style:family="paragraph">
      <style:paragraph-properties fo:text-align="center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2" style:family="paragraph"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gradient" draw:fill-color="#cfe7f5" draw:fill-gradient-name="jenkins_5f_gra" draw:gradient-step-count="128"/>
      <style:paragraph-properties fo:text-align="center"/>
      <style:text-properties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7.6cm" svg:height="2.2cm" svg:x="0.382cm" svg:y="0.045cm" presentation:class="title" presentation:placeholder="true">
        <draw:text-box/>
      </draw:frame>
      <draw:frame presentation:style-name="標準-outline1" draw:layer="backgroundobjects" svg:width="25.6cm" svg:height="12.179cm" svg:x="1.3cm" svg:y="2.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2">
      <draw:frame presentation:style-name="標準_20_2-title" draw:layer="backgroundobjects" svg:width="25.199cm" svg:height="3.506cm" svg:x="1.4cm" svg:y="0.837cm" presentation:class="title" presentation:placeholder="true">
        <draw:text-box/>
      </draw:frame>
      <draw:frame presentation:style-name="標準_20_2-outline1" draw:layer="backgroundobjects" svg:width="24.63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標準_20_2-title" draw:layer="backgroundobjects" svg:width="0.001cm" svg:height="0.001cm" svg:x="0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3">
      <office:forms form:automatic-focus="false" form:apply-design-mode="false"/>
      <draw:frame presentation:style-name="標準_20_1-title" draw:layer="backgroundobjects" svg:width="25.199cm" svg:height="3.506cm" svg:x="1.4cm" svg:y="0.836cm" presentation:class="title" presentation:placeholder="true">
        <draw:text-box/>
      </draw:frame>
      <draw:frame presentation:style-name="標準_20_1-outline1" draw:layer="backgroundobjects" svg:width="24.639cm" svg:height="12.179cm" svg:x="1.4cm" svg:y="4.913cm" presentation:class="outline" presentation:placeholder="true">
        <draw:text-box/>
      </draw:frame>
      <draw:frame presentation:style-name="Mpr8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8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_20_1-title" draw:layer="backgroundobjects" svg:width="14.848cm" svg:height="11.137cm" svg:x="3.074cm" svg:y="2.256cm" presentation:class="page"/>
        <draw:frame presentation:style-name="標準_20_1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title" draw:layer="backgroundobjects" svg:width="25.199cm" svg:height="3.506cm" svg:x="1.4cm" svg:y="0.837cm" presentation:class="title" presentation:placeholder="true">
        <draw:text-box/>
      </draw:frame>
      <draw:frame presentation:style-name="標準_20_3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etropolis" style:page-layout-name="PM1" draw:style-name="Mdp2">
      <draw:frame draw:style-name="Mgr3" draw:text-style-name="MP14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1603788815C5F754.png" xlink:type="simple" xlink:show="embed" xlink:actuate="onLoad"/>
      </draw:frame>
      <draw:frame presentation:style-name="Mpr11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12" draw:layer="backgroundobjects" svg:width="24.639cm" svg:height="12.18cm" svg:x="1.4cm" svg:y="4.913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2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Jenkins" style:page-layout-name="PM1" draw:style-name="Mdp2">
      <draw:custom-shape draw:style-name="Mgr4" draw:text-style-name="MP1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line presentation:style-name="Mpr16" draw:text-style-name="MP14" draw:layer="backgroundobjects" svg:x1="0cm" svg:y1="2cm" svg:x2="28cm" svg:y2="2cm">
        <text:p/>
      </draw:line>
      <draw:frame presentation:style-name="Jenkins-title" draw:layer="backgroundobjects" svg:width="27.6cm" svg:height="2.2cm" svg:x="0.4cm" svg:y="-0.1cm" presentation:class="title" presentation:placeholder="true">
        <draw:text-box/>
      </draw:frame>
      <draw:frame presentation:style-name="Jenkins-outline1" draw:layer="backgroundobjects" svg:width="25.6cm" svg:height="12.179cm" svg:x="1.3cm" svg:y="2.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Jenkins-title" draw:layer="backgroundobjects" svg:width="14.848cm" svg:height="11.136cm" svg:x="3.075cm" svg:y="2.257cm" presentation:class="page"/>
        <draw:frame presentation:style-name="Jenki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_5f_" style:display-name="標準 2_" style:page-layout-name="PM1" draw:style-name="Mdp3">
      <draw:frame presentation:style-name="標準_20_2_5f_-title" draw:layer="backgroundobjects" svg:width="25.199cm" svg:height="3.506cm" svg:x="1.4cm" svg:y="0.836cm" presentation:class="title" presentation:placeholder="true">
        <draw:text-box/>
      </draw:frame>
      <draw:frame presentation:style-name="標準_20_2_5f_-outline1" draw:layer="backgroundobjects" svg:width="24.639cm" svg:height="12.18cm" svg:x="1.4cm" svg:y="4.913cm" presentation:class="outline" presentation:placeholder="true">
        <draw:text-box/>
      </draw:frame>
      <draw:frame presentation:style-name="Mpr20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20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draw:page-thumbnail presentation:style-name="標準_20_2_5f_-title" draw:layer="backgroundobjects" svg:width="14.848cm" svg:height="11.137cm" svg:x="3.074cm" svg:y="2.256cm" presentation:class="page"/>
        <draw:frame presentation:style-name="標準_20_2_5f_-notes" draw:layer="backgroundobjects" svg:width="16.799cm" svg:height="13.364cm" svg:x="2.1cm" svg:y="14.106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zuhito </meta:initial-creator>
    <meta:creation-date>2012-12-09T17:49:54</meta:creation-date>
    <dc:date>2016-02-19T20:00:23.801557908</dc:date>
    <meta:editing-duration>P11DT3H48M47S</meta:editing-duration>
    <meta:editing-cycles>1724</meta:editing-cycles>
    <meta:generator>LibreOffice/5.0.5.2$Linux_X86_64 LibreOffice_project/00m0$Build-2</meta:generator>
    <meta:document-statistic meta:object-count="332"/>
  </office:meta>
</office:document-meta>
</file>